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Times New Roman1" svg:font-family="'Times New Roman'" style:font-family-generic="roman"/>
    <style:font-face style:name="Arial Unicode MS" svg:font-family="'Arial Unicode MS'" style:font-family-generic="swiss"/>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automatic-styles>
    <style:style style:name="Table8" style:family="table">
      <style:table-properties style:width="14.99cm" fo:margin-top="0cm" fo:margin-bottom="0cm" table:align="center" fo:background-color="#d0ddef" style:writing-mode="lr-tb">
        <style:background-image/>
      </style:table-properties>
    </style:style>
    <style:style style:name="Table8.A" style:family="table-column">
      <style:table-column-properties style:column-width="3.683cm"/>
    </style:style>
    <style:style style:name="Table8.B" style:family="table-column">
      <style:table-column-properties style:column-width="3.466cm"/>
    </style:style>
    <style:style style:name="Table8.C" style:family="table-column">
      <style:table-column-properties style:column-width="3.607cm"/>
    </style:style>
    <style:style style:name="Table8.D" style:family="table-column">
      <style:table-column-properties style:column-width="4.232cm"/>
    </style:style>
    <style:style style:name="Table8.1" style:family="table-row">
      <style:table-row-properties style:min-row-height="1.776cm" fo:keep-together="auto"/>
    </style:style>
    <style:style style:name="Table8.A1" style:family="table-cell">
      <style:table-cell-properties style:vertical-align="middle" fo:background-color="#ffffff" fo:padding-left="0.776cm" fo:padding-right="0.141cm" fo:padding-top="0.141cm" fo:padding-bottom="0.141cm" fo:border="0.75pt solid #000001">
        <style:background-image/>
      </style:table-cell-properties>
    </style:style>
    <style:style style:name="Table8.2" style:family="table-row">
      <style:table-row-properties style:min-row-height="0.564cm" fo:keep-together="auto"/>
    </style:style>
    <style:style style:name="P1" style:family="paragraph" style:parent-style-name="Default">
      <style:paragraph-properties fo:text-align="end" style:justify-single-word="false">
        <style:tab-stops>
          <style:tab-stop style:position="8.255cm" style:type="center"/>
          <style:tab-stop style:position="14.958cm" style:type="right"/>
        </style:tab-stops>
      </style:paragraph-properties>
    </style:style>
    <style:style style:name="P2" style:family="paragraph" style:parent-style-name="Footer">
      <style:paragraph-properties fo:text-align="center" style:justify-single-word="false">
        <style:tab-stops>
          <style:tab-stop style:position="8.255cm" style:type="center"/>
          <style:tab-stop style:position="14.958cm" style:type="right"/>
        </style:tab-stops>
      </style:paragraph-properties>
    </style:style>
    <style:style style:name="P3" style:family="paragraph" style:parent-style-name="Standard">
      <style:paragraph-properties fo:margin-left="1.27cm" fo:margin-right="0cm" fo:margin-top="0cm" fo:margin-bottom="0cm" loext:contextual-spacing="false" fo:text-align="center" style:justify-single-word="false" fo:text-indent="0cm" style:auto-text-indent="false"/>
      <style:text-properties officeooo:paragraph-rsid="000f8c49"/>
    </style:style>
    <style:style style:name="P4" style:family="paragraph" style:parent-style-name="Standard">
      <style:paragraph-properties fo:margin-top="0cm" fo:margin-bottom="0cm" loext:contextual-spacing="false" fo:text-align="justify" style:justify-single-word="false"/>
      <style:text-properties officeooo:paragraph-rsid="000f8c49"/>
    </style:style>
    <style:style style:name="P5" style:family="paragraph" style:parent-style-name="Standard">
      <style:paragraph-properties fo:margin-top="0cm" fo:margin-bottom="0cm" loext:contextual-spacing="false" fo:text-align="justify" style:justify-single-word="false"/>
      <style:text-properties fo:color="#000000" style:font-name="Times New Roman" fo:font-size="12pt" fo:font-weight="bold" officeooo:paragraph-rsid="000f8c49" style:font-size-asian="12pt" style:font-weight-asian="bold" style:font-name-complex="Times New Roman2" style:font-size-complex="12pt" style:font-weight-complex="bold"/>
    </style:style>
    <style:style style:name="P6" style:family="paragraph" style:parent-style-name="Standard">
      <style:paragraph-properties fo:margin-top="0cm" fo:margin-bottom="0cm" loext:contextual-spacing="false" fo:text-align="justify" style:justify-single-word="false"/>
      <style:text-properties fo:color="#010100" style:font-name="Times New Roman" fo:font-size="12pt" officeooo:paragraph-rsid="000f8c49" style:font-name-asian="Calibri1" style:font-size-asian="12pt" style:font-name-complex="Times New Roman2" style:font-size-complex="12pt"/>
    </style:style>
    <style:style style:name="P7" style:family="paragraph" style:parent-style-name="Standard">
      <style:paragraph-properties fo:margin-top="0cm" fo:margin-bottom="0cm" loext:contextual-spacing="false" fo:text-align="justify" style:justify-single-word="false"/>
      <style:text-properties fo:color="#010100" style:font-name="Times New Roman" fo:font-size="12pt" fo:font-weight="bold" officeooo:paragraph-rsid="000f8c49" style:font-name-asian="Calibri1" style:font-size-asian="12pt" style:font-weight-asian="bold" style:font-name-complex="Times New Roman2" style:font-size-complex="12pt"/>
    </style:style>
    <style:style style:name="P8" style:family="paragraph" style:parent-style-name="Standard">
      <style:paragraph-properties fo:margin-left="0cm" fo:margin-right="0cm" fo:margin-top="0cm" fo:margin-bottom="0cm" loext:contextual-spacing="false" fo:text-indent="0.159cm" style:auto-text-indent="false"/>
      <style:text-properties officeooo:paragraph-rsid="000f8c49"/>
    </style:style>
    <style:style style:name="P9" style:family="paragraph" style:parent-style-name="Plain_20_Text" style:list-style-name="WWNum114">
      <style:paragraph-properties fo:margin-top="0cm" fo:margin-bottom="0.353cm" loext:contextual-spacing="false" fo:line-height="120%" fo:text-align="justify" style:justify-single-word="false" fo:padding="0cm" fo:border="none"/>
      <style:text-properties officeooo:paragraph-rsid="000f8c49"/>
    </style:style>
    <style:style style:name="P10" style:family="paragraph" style:parent-style-name="No_20_Spacing">
      <style:paragraph-properties fo:line-height="115%"/>
      <style:text-properties fo:color="#000000" style:font-name="Times New Roman" fo:font-size="12pt" officeooo:paragraph-rsid="000f8c49" style:font-size-asian="12pt" style:font-name-complex="Times New Roman2" style:font-size-complex="12pt"/>
    </style:style>
    <style:style style:name="P11" style:family="paragraph" style:parent-style-name="No_20_Spacing" style:master-page-name="Converted9">
      <style:paragraph-properties fo:line-height="115%" style:page-number="auto"/>
      <style:text-properties officeooo:paragraph-rsid="000f8c49"/>
    </style:style>
    <style:style style:name="P12" style:family="paragraph" style:parent-style-name="List_20_Paragraph" style:list-style-name="WWNum5">
      <style:paragraph-properties fo:margin-top="0cm" fo:margin-bottom="0cm" loext:contextual-spacing="false" fo:line-height="150%" fo:text-align="justify" style:justify-single-word="false"/>
      <style:text-properties officeooo:paragraph-rsid="000f8c49"/>
    </style:style>
    <style:style style:name="P13" style:family="paragraph" style:parent-style-name="List_20_Paragraph" style:list-style-name="WWNum87">
      <style:paragraph-properties fo:margin-top="0cm" fo:margin-bottom="0cm" loext:contextual-spacing="false" fo:line-height="120%" fo:text-align="justify" style:justify-single-word="false" fo:padding="0cm" fo:border="none"/>
      <style:text-properties officeooo:paragraph-rsid="000f8c49"/>
    </style:style>
    <style:style style:name="P14" style:family="paragraph" style:parent-style-name="List_20_Paragraph" style:list-style-name="WWNum91">
      <style:paragraph-properties fo:margin-top="0cm" fo:margin-bottom="0cm" loext:contextual-spacing="false" fo:line-height="120%" fo:text-align="justify" style:justify-single-word="false" fo:padding="0cm" fo:border="none"/>
      <style:text-properties officeooo:paragraph-rsid="000f8c49"/>
    </style:style>
    <style:style style:name="P15" style:family="paragraph" style:parent-style-name="List_20_Paragraph" style:list-style-name="WWNum6">
      <style:paragraph-properties fo:margin-top="0cm" fo:margin-bottom="0cm" loext:contextual-spacing="false" fo:line-height="120%" fo:text-align="justify" style:justify-single-word="false" fo:padding="0cm" fo:border="none"/>
      <style:text-properties officeooo:paragraph-rsid="000f8c49"/>
    </style:style>
    <style:style style:name="P16" style:family="paragraph" style:parent-style-name="List_20_Paragraph">
      <style:paragraph-properties fo:margin-left="0.635cm" fo:margin-right="0cm" fo:margin-top="0cm" fo:margin-bottom="0cm" loext:contextual-spacing="false" fo:line-height="120%" fo:text-align="justify" style:justify-single-word="false" fo:text-indent="0cm" style:auto-text-indent="false"/>
      <style:text-properties officeooo:paragraph-rsid="000f8c49"/>
    </style:style>
    <style:style style:name="P17" style:family="paragraph" style:parent-style-name="List_20_Paragraph">
      <style:paragraph-properties fo:margin-left="0.635cm" fo:margin-right="0cm" fo:margin-top="0cm" fo:margin-bottom="0cm" loext:contextual-spacing="false" fo:line-height="120%" fo:text-align="justify" style:justify-single-word="false" fo:text-indent="0cm" style:auto-text-indent="false"/>
      <style:text-properties fo:color="#010100" style:font-name="Times New Roman" fo:font-size="12pt" style:text-underline-style="none" officeooo:paragraph-rsid="000f8c49" style:font-size-asian="12pt" style:font-name-complex="Times New Roman2" style:font-size-complex="12pt"/>
    </style:style>
    <style:style style:name="P18" style:family="paragraph" style:parent-style-name="List_20_Paragraph">
      <style:paragraph-properties fo:margin-left="0.635cm" fo:margin-right="0cm" fo:margin-top="0cm" fo:margin-bottom="0cm" loext:contextual-spacing="false" fo:line-height="120%" fo:text-align="justify" style:justify-single-word="false" fo:text-indent="0cm" style:auto-text-indent="false"/>
      <style:text-properties fo:color="#010100" style:font-name="Times New Roman" fo:font-size="12pt" style:text-underline-style="none" officeooo:paragraph-rsid="000f8c49" style:font-name-asian="Times New Roman2" style:font-size-asian="12pt" style:font-name-complex="Times New Roman2" style:font-size-complex="12pt"/>
    </style:style>
    <style:style style:name="P19" style:family="paragraph" style:parent-style-name="List_20_Paragraph" style:list-style-name="WWNum6">
      <style:paragraph-properties fo:margin-top="0cm" fo:margin-bottom="0cm" loext:contextual-spacing="true" fo:text-align="justify" style:justify-single-word="false"/>
      <style:text-properties officeooo:paragraph-rsid="000f8c49"/>
    </style:style>
    <style:style style:name="P20" style:family="paragraph" style:parent-style-name="List_20_Paragraph">
      <style:paragraph-properties fo:margin-left="0.635cm" fo:margin-right="0cm" fo:margin-top="0cm" fo:margin-bottom="0cm" loext:contextual-spacing="false" fo:line-height="120%" fo:text-align="justify" style:justify-single-word="false" fo:text-indent="-0.635cm" style:auto-text-indent="false"/>
      <style:text-properties style:font-name="Times New Roman" fo:font-size="12pt" fo:font-weight="bold" officeooo:paragraph-rsid="000f8c49" style:font-name-asian="Times New Roman2" style:font-size-asian="12pt" style:font-weight-asian="bold" style:font-name-complex="Times New Roman2" style:font-size-complex="12pt" style:font-weight-complex="bold"/>
    </style:style>
    <style:style style:name="P21" style:family="paragraph" style:parent-style-name="List_20_Paragraph">
      <style:paragraph-properties fo:margin-left="0.635cm" fo:margin-right="0cm" fo:margin-top="0cm" fo:margin-bottom="0cm" loext:contextual-spacing="false" fo:line-height="120%" fo:text-align="justify" style:justify-single-word="false" fo:text-indent="-0.635cm" style:auto-text-indent="false"/>
      <style:text-properties officeooo:paragraph-rsid="000f8c49"/>
    </style:style>
    <style:style style:name="P22" style:family="paragraph" style:parent-style-name="Body_20_A">
      <style:paragraph-properties fo:margin-left="0.635cm" fo:margin-right="0cm" fo:margin-top="0cm" fo:margin-bottom="0cm" loext:contextual-spacing="false" fo:line-height="120%" fo:text-align="justify" style:justify-single-word="false" fo:text-indent="0cm" style:auto-text-indent="false"/>
      <style:text-properties officeooo:paragraph-rsid="000f8c49"/>
    </style:style>
    <style:style style:name="P23" style:family="paragraph" style:parent-style-name="Body_20_A">
      <style:paragraph-properties fo:margin-left="0.635cm" fo:margin-right="0cm" fo:margin-top="0cm" fo:margin-bottom="0cm" loext:contextual-spacing="false" fo:line-height="120%" fo:text-indent="0cm" style:auto-text-indent="false"/>
      <style:text-properties officeooo:paragraph-rsid="000f8c49"/>
    </style:style>
    <style:style style:name="P24" style:family="paragraph" style:parent-style-name="Body_20_A">
      <style:paragraph-properties fo:margin-left="0.635cm" fo:margin-right="0cm" fo:margin-top="0cm" fo:margin-bottom="0cm" loext:contextual-spacing="false" fo:line-height="120%" fo:text-align="justify" style:justify-single-word="false" fo:text-indent="0cm" style:auto-text-indent="false"/>
      <style:text-properties fo:color="#010100" style:font-name="Times New Roman" fo:font-size="12pt" style:text-underline-style="none" officeooo:paragraph-rsid="000f8c49" style:font-name-asian="Times New Roman2" style:font-size-asian="12pt" style:font-name-complex="Times New Roman2" style:font-size-complex="12pt"/>
    </style:style>
    <style:style style:name="P25" style:family="paragraph" style:parent-style-name="Body_20_A">
      <style:paragraph-properties fo:margin-left="0.635cm" fo:margin-right="0cm" fo:margin-top="0cm" fo:margin-bottom="0cm" loext:contextual-spacing="false" fo:line-height="120%" fo:text-align="justify" style:justify-single-word="false" fo:text-indent="0cm" style:auto-text-indent="false"/>
      <style:text-properties fo:color="#010100" style:font-name="Times New Roman" fo:font-size="12pt" style:text-underline-style="solid" style:text-underline-width="auto" style:text-underline-color="#010100" officeooo:paragraph-rsid="000f8c49" style:font-size-asian="12pt" style:font-name-complex="Times New Roman2" style:font-size-complex="12pt"/>
    </style:style>
    <style:style style:name="P26" style:family="paragraph" style:parent-style-name="Body_20_A">
      <style:paragraph-properties fo:margin-left="0.635cm" fo:margin-right="0cm" fo:margin-top="0cm" fo:margin-bottom="0cm" loext:contextual-spacing="false" fo:line-height="120%" fo:text-align="justify" style:justify-single-word="false" fo:text-indent="0cm" style:auto-text-indent="false"/>
      <style:text-properties fo:color="#010100" style:font-name="Times New Roman" style:text-underline-style="none" officeooo:paragraph-rsid="000f8c49" style:font-name-complex="Times New Roman2"/>
    </style:style>
    <style:style style:name="P27" style:family="paragraph" style:parent-style-name="Body_20_A">
      <style:paragraph-properties fo:margin-left="0.635cm" fo:margin-right="0cm" fo:margin-top="0cm" fo:margin-bottom="0cm" loext:contextual-spacing="false" fo:text-align="justify" style:justify-single-word="false" fo:text-indent="0cm" style:auto-text-indent="false"/>
      <style:text-properties officeooo:paragraph-rsid="000f8c49"/>
    </style:style>
    <style:style style:name="P28" style:family="paragraph" style:parent-style-name="Body_20_A" style:master-page-name="Converted11">
      <style:paragraph-properties fo:margin-left="0.635cm" fo:margin-right="0cm" fo:margin-top="0cm" fo:margin-bottom="0cm" loext:contextual-spacing="false" fo:line-height="120%" fo:text-align="justify" style:justify-single-word="false" fo:text-indent="0cm" style:auto-text-indent="false" style:page-number="auto"/>
      <style:text-properties officeooo:paragraph-rsid="000f8c49"/>
    </style:style>
    <style:style style:name="P29" style:family="paragraph" style:parent-style-name="Body_20_A" style:list-style-name="WWNum89">
      <style:paragraph-properties fo:margin-top="0cm" fo:margin-bottom="0cm" loext:contextual-spacing="false" fo:line-height="120%" fo:text-align="justify" style:justify-single-word="false"/>
      <style:text-properties officeooo:paragraph-rsid="000f8c49"/>
    </style:style>
    <style:style style:name="P30" style:family="paragraph" style:parent-style-name="Body_20_A" style:list-style-name="WWNum93">
      <style:paragraph-properties fo:margin-top="0cm" fo:margin-bottom="0cm" loext:contextual-spacing="false" fo:line-height="120%" fo:text-align="justify" style:justify-single-word="false"/>
      <style:text-properties officeooo:paragraph-rsid="000f8c49"/>
    </style:style>
    <style:style style:name="P31" style:family="paragraph" style:parent-style-name="Body_20_A" style:list-style-name="WWNum139">
      <style:paragraph-properties fo:margin-top="0cm" fo:margin-bottom="0cm" loext:contextual-spacing="false" fo:line-height="120%" fo:text-align="justify" style:justify-single-word="false"/>
      <style:text-properties officeooo:paragraph-rsid="000f8c49"/>
    </style:style>
    <style:style style:name="P32" style:family="paragraph" style:parent-style-name="Body_20_A" style:list-style-name="WWNum141">
      <style:paragraph-properties fo:margin-top="0cm" fo:margin-bottom="0cm" loext:contextual-spacing="false" fo:line-height="120%" fo:text-align="justify" style:justify-single-word="false"/>
      <style:text-properties officeooo:paragraph-rsid="000f8c49"/>
    </style:style>
    <style:style style:name="P33" style:family="paragraph" style:parent-style-name="Body_20_A" style:list-style-name="WWNum143">
      <style:paragraph-properties fo:margin-top="0cm" fo:margin-bottom="0cm" loext:contextual-spacing="false" fo:line-height="120%" fo:text-align="justify" style:justify-single-word="false"/>
      <style:text-properties officeooo:paragraph-rsid="000f8c49"/>
    </style:style>
    <style:style style:name="P34" style:family="paragraph" style:parent-style-name="Body_20_A" style:list-style-name="WWNum103">
      <style:paragraph-properties fo:margin-top="0cm" fo:margin-bottom="0cm" loext:contextual-spacing="false" fo:line-height="120%" fo:text-align="justify" style:justify-single-word="false"/>
      <style:text-properties officeooo:paragraph-rsid="000f8c49"/>
    </style:style>
    <style:style style:name="P35" style:family="paragraph" style:parent-style-name="Body_20_A" style:list-style-name="WWNum105">
      <style:paragraph-properties fo:margin-top="0cm" fo:margin-bottom="0cm" loext:contextual-spacing="false" fo:line-height="120%" fo:text-align="justify" style:justify-single-word="false"/>
      <style:text-properties officeooo:paragraph-rsid="000f8c49"/>
    </style:style>
    <style:style style:name="P36" style:family="paragraph" style:parent-style-name="Body_20_A" style:list-style-name="WWNum107">
      <style:paragraph-properties fo:margin-top="0cm" fo:margin-bottom="0cm" loext:contextual-spacing="false" fo:line-height="120%" fo:text-align="justify" style:justify-single-word="false"/>
      <style:text-properties officeooo:paragraph-rsid="000f8c49"/>
    </style:style>
    <style:style style:name="P37" style:family="paragraph" style:parent-style-name="Body_20_A" style:list-style-name="WWNum109">
      <style:paragraph-properties fo:margin-top="0cm" fo:margin-bottom="0cm" loext:contextual-spacing="false" fo:line-height="120%" fo:text-align="justify" style:justify-single-word="false"/>
      <style:text-properties officeooo:paragraph-rsid="000f8c49"/>
    </style:style>
    <style:style style:name="P38" style:family="paragraph" style:parent-style-name="Body_20_A" style:list-style-name="WWNum111">
      <style:paragraph-properties fo:margin-top="0cm" fo:margin-bottom="0cm" loext:contextual-spacing="false" fo:line-height="120%" fo:text-align="justify" style:justify-single-word="false"/>
      <style:text-properties officeooo:paragraph-rsid="000f8c49"/>
    </style:style>
    <style:style style:name="P39" style:family="paragraph" style:parent-style-name="Body_20_A">
      <style:paragraph-properties fo:margin-top="0cm" fo:margin-bottom="0cm" loext:contextual-spacing="false" fo:line-height="120%" fo:text-align="justify" style:justify-single-word="false"/>
      <style:text-properties officeooo:paragraph-rsid="000f8c49"/>
    </style:style>
    <style:style style:name="P40" style:family="paragraph" style:parent-style-name="Body_20_A">
      <style:paragraph-properties fo:margin-top="0cm" fo:margin-bottom="0cm" loext:contextual-spacing="false" fo:line-height="120%" fo:text-align="justify" style:justify-single-word="false">
        <style:tab-stops>
          <style:tab-stop style:position="1.905cm"/>
        </style:tab-stops>
      </style:paragraph-properties>
      <style:text-properties fo:color="#010100" style:font-name="Times New Roman" fo:font-size="12pt" style:text-underline-style="none" officeooo:paragraph-rsid="000f8c49" style:font-name-asian="Times New Roman2" style:font-size-asian="12pt" style:font-name-complex="Times New Roman2" style:font-size-complex="12pt"/>
    </style:style>
    <style:style style:name="P41" style:family="paragraph" style:parent-style-name="Body_20_A">
      <style:paragraph-properties fo:margin-top="0cm" fo:margin-bottom="0cm" loext:contextual-spacing="false" fo:line-height="120%" fo:text-align="justify" style:justify-single-word="false"/>
      <style:text-properties fo:color="#010100" style:font-name="Times New Roman" fo:font-size="12pt" style:text-underline-style="none" officeooo:paragraph-rsid="000f8c49" style:font-name-asian="Times New Roman2" style:font-size-asian="12pt" style:font-name-complex="Times New Roman2" style:font-size-complex="12pt"/>
    </style:style>
    <style:style style:name="P42" style:family="paragraph" style:parent-style-name="Body_20_A" style:list-style-name="WWNum103" style:master-page-name="Converted10">
      <style:paragraph-properties fo:margin-top="0cm" fo:margin-bottom="0cm" loext:contextual-spacing="false" fo:line-height="120%" fo:text-align="justify" style:justify-single-word="false" style:page-number="auto"/>
      <style:text-properties officeooo:paragraph-rsid="000f8c49"/>
    </style:style>
    <style:style style:name="P43" style:family="paragraph" style:parent-style-name="Body_20_A">
      <style:paragraph-properties fo:margin-left="1.27cm" fo:margin-right="0cm" fo:margin-top="0cm" fo:margin-bottom="0cm" loext:contextual-spacing="false" fo:line-height="120%" fo:text-align="justify" style:justify-single-word="false" fo:text-indent="0cm" style:auto-text-indent="false"/>
      <style:text-properties fo:color="#010100" style:font-name="Times New Roman" fo:font-size="12pt" style:text-underline-style="none" officeooo:paragraph-rsid="000f8c49" style:font-name-asian="Times New Roman2" style:font-size-asian="12pt" style:font-name-complex="Times New Roman2" style:font-size-complex="12pt"/>
    </style:style>
    <style:style style:name="P44" style:family="paragraph" style:parent-style-name="Body_20_A">
      <style:paragraph-properties fo:margin-left="1.746cm" fo:margin-right="0cm" fo:margin-top="0cm" fo:margin-bottom="0cm" loext:contextual-spacing="false" fo:line-height="120%" fo:text-align="justify" style:justify-single-word="false" fo:text-indent="0cm" style:auto-text-indent="false">
        <style:tab-stops>
          <style:tab-stop style:position="2.223cm"/>
        </style:tab-stops>
      </style:paragraph-properties>
      <style:text-properties fo:color="#010100" style:font-name="Times New Roman" fo:font-size="12pt" fo:language="de" fo:country="DE" style:text-underline-style="none" officeooo:paragraph-rsid="000f8c49" style:font-name-asian="Times New Roman2" style:font-size-asian="12pt" style:font-name-complex="Times New Roman2" style:font-size-complex="12pt"/>
    </style:style>
    <style:style style:name="P45" style:family="paragraph" style:parent-style-name="Body_20_A">
      <style:paragraph-properties fo:margin-left="1.27cm" fo:margin-right="0cm" fo:margin-top="0cm" fo:margin-bottom="0cm" loext:contextual-spacing="false" fo:line-height="120%" fo:text-align="justify" style:justify-single-word="false" fo:text-indent="-0.635cm" style:auto-text-indent="false"/>
      <style:text-properties officeooo:paragraph-rsid="000f8c49"/>
    </style:style>
    <style:style style:name="T1" style:family="text">
      <style:text-properties style:font-name="Times New Roman" fo:font-size="12pt" style:font-size-asian="12pt" style:font-name-complex="Times New Roman2" style:font-size-complex="12pt"/>
    </style:style>
    <style:style style:name="T2" style:family="text">
      <style:text-properties style:font-name="Times New Roman" fo:font-size="12pt" fo:font-weight="bold" style:font-size-asian="12pt" style:font-weight-asian="bold" style:font-name-complex="Times New Roman2" style:font-size-complex="12pt" style:font-weight-complex="bold"/>
    </style:style>
    <style:style style:name="T3" style:family="text">
      <style:text-properties style:font-name="Times New Roman" style:font-name-asian="Times New Roman2" style:font-name-complex="Times New Roman2"/>
    </style:style>
    <style:style style:name="T4" style:family="text">
      <style:text-properties fo:font-size="11pt" style:font-size-asian="11pt" style:font-size-complex="11pt"/>
    </style:style>
    <style:style style:name="T5" style:family="text">
      <style:text-properties fo:color="#000000" style:font-name="Times New Roman" fo:font-size="12pt" fo:font-weight="bold" style:font-size-asian="12pt" style:font-weight-asian="bold" style:font-name-complex="Times New Roman2" style:font-size-complex="12pt" style:font-weight-complex="bold"/>
    </style:style>
    <style:style style:name="T6" style:family="text">
      <style:text-properties fo:color="#000000" style:font-name="Times New Roman" fo:font-size="12pt" style:font-size-asian="12pt" style:font-name-complex="Times New Roman2" style:font-size-complex="12pt"/>
    </style:style>
    <style:style style:name="T7" style:family="text">
      <style:text-properties fo:color="#010100" style:font-name="Times New Roman" fo:font-size="12pt" fo:font-weight="bold" style:font-name-asian="Calibri1" style:font-size-asian="12pt" style:font-weight-asian="bold" style:font-name-complex="Times New Roman2" style:font-size-complex="12pt" style:font-weight-complex="bold"/>
    </style:style>
    <style:style style:name="T8" style:family="text">
      <style:text-properties fo:color="#010100" style:font-name="Times New Roman" fo:font-size="12pt" fo:font-weight="bold" style:font-name-asian="Calibri1" style:font-size-asian="12pt" style:font-weight-asian="bold" style:font-name-complex="Times New Roman2" style:font-size-complex="12pt"/>
    </style:style>
    <style:style style:name="T9" style:family="text">
      <style:text-properties fo:color="#010100" style:font-name="Times New Roman" fo:font-size="12pt" style:font-name-asian="Calibri1" style:font-size-asian="12pt" style:font-name-complex="Times New Roman2" style:font-size-complex="12pt"/>
    </style:style>
    <style:style style:name="T10" style:family="text">
      <style:text-properties fo:color="#010100" style:font-name="Times New Roman" fo:font-size="12pt" style:text-underline-style="solid" style:text-underline-width="auto" style:text-underline-color="#010100" fo:font-weight="bold" style:font-size-asian="12pt" style:font-weight-asian="bold" style:font-name-complex="Times New Roman2" style:font-size-complex="12pt" style:font-weight-complex="bold"/>
    </style:style>
    <style:style style:name="T11" style:family="text">
      <style:text-properties fo:color="#010100" style:font-name="Times New Roman" fo:font-size="12pt" style:text-underline-style="none" style:font-size-asian="12pt" style:font-name-complex="Times New Roman2" style:font-size-complex="12pt"/>
    </style:style>
    <style:style style:name="T12" style:family="text">
      <style:text-properties fo:color="#010100" style:font-name="Times New Roman" fo:font-size="12pt" style:text-underline-style="none" fo:font-weight="bold" style:font-size-asian="12pt" style:font-weight-asian="bold" style:font-name-complex="Times New Roman2" style:font-size-complex="12pt" style:font-weight-complex="bold"/>
    </style:style>
    <style:style style:name="T13" style:family="text">
      <style:text-properties fo:color="#010100" style:font-name="Times New Roman" fo:font-size="12pt" style:text-underline-style="none" style:font-name-asian="Arial Unicode MS1" style:font-size-asian="12pt" style:font-name-complex="Times New Roman2" style:font-size-complex="12pt"/>
    </style:style>
    <style:style style:name="T14" style:family="text">
      <style:text-properties fo:color="#010100" style:font-name="Times New Roman" fo:font-size="12pt" fo:font-style="italic" style:text-underline-style="solid" style:text-underline-width="auto" style:text-underline-color="#010100" fo:font-weight="bold" style:font-size-asian="12pt" style:font-style-asian="italic" style:font-weight-asian="bold" style:font-name-complex="Times New Roman2" style:font-size-complex="12pt" style:font-style-complex="italic" style:font-weight-complex="bold"/>
    </style:style>
    <style:style style:name="T15" style:family="text">
      <style:text-properties fo:color="#010100" style:font-name="Times New Roman" fo:font-size="12pt" fo:font-style="italic" style:text-underline-style="none" style:font-size-asian="12pt" style:font-style-asian="italic" style:font-name-complex="Times New Roman2" style:font-size-complex="12pt" style:font-style-complex="italic"/>
    </style:style>
    <style:style style:name="T16" style:family="text">
      <style:text-properties fo:color="#010100" style:font-name="Times New Roman" fo:font-size="12pt" fo:language="it" fo:country="IT" style:text-underline-style="none" style:font-size-asian="12pt" style:font-name-complex="Times New Roman2" style:font-size-complex="12pt"/>
    </style:style>
    <style:style style:name="T17" style:family="text">
      <style:text-properties fo:color="#010100" style:font-name="Times New Roman" fo:font-size="12pt" fo:language="da" fo:country="DK" style:text-underline-style="none" style:font-size-asian="12pt" style:font-name-complex="Times New Roman2" style:font-size-complex="12pt"/>
    </style:style>
    <style:style style:name="T18" style:family="text">
      <style:text-properties fo:color="#010100" style:font-name="Times New Roman" fo:font-size="12pt" fo:language="en" fo:country="US" style:text-underline-style="none" style:font-size-asian="12pt" style:font-name-complex="Times New Roman2" style:font-size-complex="12pt"/>
    </style:style>
    <style:style style:name="T19" style:family="text">
      <style:text-properties fo:color="#010100" style:font-name="Times New Roman" fo:font-size="12pt" fo:language="de" fo:country="DE" style:text-underline-style="none" style:font-size-asian="12pt" style:font-name-complex="Times New Roman2" style:font-size-complex="12pt"/>
    </style:style>
    <style:style style:name="T20" style:family="text">
      <style:text-properties fo:color="#010100" style:font-name="Times New Roman" fo:font-size="12pt" fo:language="pt" fo:country="PT" fo:font-style="italic" style:text-underline-style="solid" style:text-underline-width="auto" style:text-underline-color="#010100" fo:font-weight="bold" style:font-size-asian="12pt" style:font-style-asian="italic" style:font-weight-asian="bold" style:font-name-complex="Times New Roman2" style:font-size-complex="12pt" style:font-style-complex="italic" style:font-weight-complex="bold"/>
    </style:style>
    <style:style style:name="T21" style:family="text">
      <style:text-properties fo:color="#010100" style:font-name="Times New Roman" fo:font-size="12pt" fo:language="pt" fo:country="PT" fo:font-style="italic" style:text-underline-style="none" style:font-size-asian="12pt" style:font-style-asian="italic" style:font-name-complex="Times New Roman2" style:font-size-complex="12pt" style:font-style-complex="italic"/>
    </style:style>
    <style:style style:name="T22" style:family="text">
      <style:text-properties fo:color="#010100" style:font-name="Times New Roman" fo:font-size="12pt" fo:language="pt" fo:country="PT" style:text-underline-style="none" style:font-size-asian="12pt" style:font-name-complex="Times New Roman2" style:font-size-complex="12pt"/>
    </style:style>
    <style:style style:name="T23" style:family="text">
      <style:text-properties fo:color="#010100" style:font-name="Times New Roman" fo:font-size="12pt" fo:language="nl" fo:country="NL" style:text-underline-style="none" style:font-size-asian="12pt" style:font-name-complex="Times New Roman2" style:font-size-complex="12pt"/>
    </style:style>
    <style:style style:name="T24" style:family="text">
      <style:text-properties fo:color="#010100" style:font-name="Times New Roman" fo:font-size="12pt" fo:language="nl" fo:country="NL" fo:font-style="italic" style:text-underline-style="solid" style:text-underline-width="auto" style:text-underline-color="#010100" fo:font-weight="bold" style:font-size-asian="12pt" style:font-style-asian="italic" style:font-weight-asian="bold" style:font-name-complex="Times New Roman2" style:font-size-complex="12pt" style:font-style-complex="italic" style:font-weight-complex="bold"/>
    </style:style>
    <style:style style:name="T25" style:family="text">
      <style:text-properties fo:font-size="12pt" style:font-size-asian="12pt" style:font-size-complex="12pt"/>
    </style:style>
    <style:style style:name="Sect1" style:family="section">
      <style:section-properties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5">LAB NO: 4<text:tab/><text:tab/><text:tab/><text:tab/><text:tab/><text:tab/><text:tab/><text:tab/><text:tab/>Date:</text:span></text:p>
      <text:p text:style-name="P3"><text:span text:style-name="T7">SYSTEM CALLS FOR PROCESS CONTROL</text:span></text:p>
      <text:p text:style-name="P10"/>
      <text:p text:style-name="P4"><text:span text:style-name="T5">Objectives:</text:span></text:p>
      <text:p text:style-name="P5"/>
      <text:list xml:id="list4491519743046846248" text:style-name="WWNum5">
        <text:list-item>
          <text:p text:style-name="P12"><text:span text:style-name="T6">To implement the C program on UNIX platform.</text:span></text:p>
        </text:list-item>
        <text:list-item>
          <text:p text:style-name="P12"><text:span text:style-name="T9">To demonstrate the uses of system calls in C programming.</text:span></text:p>
        </text:list-item>
      </text:list>
      <text:p text:style-name="P6"/>
      <text:list xml:id="list1685689953162678743" text:style-name="WWNum87">
        <text:list-item>
          <text:list>
            <text:list-item>
              <text:list>
                <text:list-item>
                  <text:list>
                    <text:list-item>
                      <text:p text:style-name="P13"><text:span text:style-name="apple-converted-space"><text:span text:style-name="T10">Executing a C program on UNIX platform</text:span></text:span></text:p>
                    </text:list-item>
                  </text:list>
                </text:list-item>
              </text:list>
            </text:list-item>
          </text:list>
        </text:list-item>
      </text:list>
      <text:p text:style-name="P16"><text:span text:style-name="apple-converted-space"><text:span text:style-name="T11">Compile/Link a Simple C Program - hello.c</text:span></text:span></text:p>
      <text:p text:style-name="P16"><text:span text:style-name="apple-converted-space"><text:span text:style-name="T11">Below is the Hello-world C program hello.c:</text:span></text:span></text:p>
      <text:p text:style-name="P16"><text:span text:style-name="apple-converted-space"><text:span text:style-name="T11">// hello.c</text:span></text:span></text:p>
      <text:p text:style-name="P16"><text:span text:style-name="apple-converted-space"><text:span text:style-name="T11">#include &lt;stdio.h&gt;</text:span></text:span></text:p>
      <text:p text:style-name="P16"><text:span text:style-name="apple-converted-space"><text:span text:style-name="T11">int main() {</text:span></text:span></text:p>
      <text:p text:style-name="P16"><text:span text:style-name="apple-converted-space"><text:span text:style-name="T11"><text:s text:c="4"/>printf("Hello, world!\n");</text:span></text:span></text:p>
      <text:p text:style-name="P16"><text:span text:style-name="apple-converted-space"><text:span text:style-name="T11"><text:s text:c="4"/>return 0;</text:span></text:span></text:p>
      <text:p text:style-name="P16"><text:span text:style-name="apple-converted-space"><text:span text:style-name="T11">}</text:span></text:span></text:p>
      <text:p text:style-name="P17"><text:span text:style-name="apple-converted-space"/></text:p>
      <text:p text:style-name="P16"><text:span text:style-name="apple-converted-space"><text:span text:style-name="T12">To compile the hello.c:</text:span></text:span></text:p>
      <text:p text:style-name="P16"><text:span text:style-name="apple-converted-space"><text:span text:style-name="T11">&gt; gcc hello.c<text:tab/> // Compile and link source file hello.c into executable a.out</text:span></text:span></text:p>
      <text:p text:style-name="P16"><text:span text:style-name="apple-converted-space"><text:span text:style-name="T11">The default output executable is called "a.out".</text:span></text:span></text:p>
      <text:p text:style-name="P16"><text:span text:style-name="apple-converted-space"><text:span text:style-name="T11">To run the program:</text:span></text:span></text:p>
      <text:p text:style-name="P16"><text:span text:style-name="apple-converted-space"><text:span text:style-name="T11">$ ./a.out</text:span></text:span></text:p>
      <text:p text:style-name="P16"><text:span text:style-name="apple-converted-space"><text:span text:style-name="T11">In Bash or Bourne shell, the default PATH does not include the current working directory. Hence, you may need to include the current path (./) in the command. (Windows include the current directory in the PATH automatically; whereas Unixes do not - you need to include the current directory explicitly in the PATH.)</text:span></text:span></text:p>
      <text:p text:style-name="P16"><text:span text:style-name="apple-converted-space"><text:span text:style-name="T11">To specify the output filename, use -o option:</text:span></text:span></text:p>
      <text:p text:style-name="P16"><text:span text:style-name="apple-converted-space"><text:span text:style-name="T11">&gt; gcc -o hello hello.c<text:tab/><text:tab/> // Compile and link source file hello.c into executable hello</text:span></text:span></text:p>
      <text:p text:style-name="P18"><text:span text:style-name="apple-converted-space"/></text:p>
      <text:p text:style-name="P16"><text:span text:style-name="apple-converted-space"><text:span text:style-name="T11">$ ./hello<text:tab/> // Execute hello specifying the current path (./)</text:span></text:span></text:p>
      <text:p text:style-name="P18"><text:span text:style-name="apple-converted-space"/></text:p>
      <text:p text:style-name="P18"><text:span text:style-name="apple-converted-space"/></text:p>
      <text:p text:style-name="P18"><text:span text:style-name="apple-converted-space"/></text:p>
      <text:list xml:id="list145931616288743" text:continue-numbering="true" text:style-name="WWNum87">
        <text:list-item>
          <text:list>
            <text:list-item>
              <text:list>
                <text:list-item>
                  <text:list>
                    <text:list-item>
                      <text:p text:style-name="P13"><text:span text:style-name="apple-converted-space"><text:span text:style-name="T10">Use of System Calls in C programming</text:span></text:span></text:p>
                    </text:list-item>
                  </text:list>
                </text:list-item>
              </text:list>
            </text:list-item>
          </text:list>
        </text:list-item>
      </text:list>
      <text:p text:style-name="P22"><text:soft-page-break/><text:span text:style-name="apple-converted-space"><text:span text:style-name="T11">The main system calls that will be needed for this lab are:</text:span></text:span></text:p>
      <text:list xml:id="list1472890218391582624" text:style-name="WWNum89">
        <text:list-item>
          <text:p text:style-name="P29"><text:a xlink:type="simple" xlink:href="http://www.cs.uregina.ca/Links/class-info/330/Fork/fork.html#fork" text:style-name="Internet_20_link" text:visited-style-name="Visited_20_Internet_20_Link"><text:span text:style-name="Hyperlink.1"><text:span text:style-name="T1">fork()</text:span></text:span></text:a></text:p>
        </text:list-item>
        <text:list-item>
          <text:p text:style-name="P29"><text:a xlink:type="simple" xlink:href="http://www.cs.uregina.ca/Links/class-info/330/Fork/fork.html#exec" text:style-name="Internet_20_link" text:visited-style-name="Visited_20_Internet_20_Link"><text:span text:style-name="Hyperlink.1"><text:span text:style-name="T1">execl(), execlp(), execv(), execvp()</text:span></text:span></text:a></text:p>
        </text:list-item>
        <text:list-item>
          <text:p text:style-name="P29"><text:a xlink:type="simple" xlink:href="http://www.cs.uregina.ca/Links/class-info/330/Fork/fork.html#wait" text:style-name="Internet_20_link" text:visited-style-name="Visited_20_Internet_20_Link"><text:span text:style-name="Hyperlink.1"><text:span text:style-name="T1">wait()</text:span></text:span></text:a></text:p>
        </text:list-item>
        <text:list-item>
          <text:p text:style-name="P29"><text:a xlink:type="simple" xlink:href="http://www.cs.uregina.ca/Links/class-info/330/Fork/fork.html#getpid" text:style-name="Internet_20_link" text:visited-style-name="Visited_20_Internet_20_Link"><text:span text:style-name="Hyperlink.1"><text:span text:style-name="T1">getpid(), getppid()</text:span></text:span></text:a></text:p>
        </text:list-item>
        <text:list-item>
          <text:p text:style-name="P29"><text:a xlink:type="simple" xlink:href="http://www.cs.uregina.ca/Links/class-info/330/Fork/fork.html#getpgrp" text:style-name="Internet_20_link" text:visited-style-name="Visited_20_Internet_20_Link"><text:span text:style-name="Hyperlink.2"><text:span text:style-name="T25">getpgrp()</text:span></text:span></text:a></text:p>
        </text:list-item>
      </text:list>
      <text:p text:style-name="P24"><text:span text:style-name="apple-converted-space"/></text:p>
      <text:p text:style-name="P22"><text:span text:style-name="apple-converted-space"><text:span text:style-name="T14">fork():</text:span></text:span></text:p>
      <text:p text:style-name="P22"><text:span text:style-name="apple-converted-space"><text:span text:style-name="T16"><text:s text:c="4"/>#include &lt;sys/types.h&gt;</text:span></text:span></text:p>
      <text:p text:style-name="P22"><text:span text:style-name="apple-converted-space"><text:span text:style-name="T16"><text:s text:c="4"/>#include &lt;unistd.h&gt;</text:span></text:span></text:p>
      <text:p text:style-name="P22"><text:span text:style-name="apple-converted-space"><text:span text:style-name="T11"><text:s text:c="4"/>pid_t fork(void);</text:span></text:span></text:p>
      <text:p text:style-name="P24"><text:span text:style-name="apple-converted-space"/></text:p>
      <text:p text:style-name="P22"><text:span text:style-name="apple-converted-space"><text:span text:style-name="T11">The </text:span></text:span><text:span text:style-name="apple-converted-space"><text:span text:style-name="T17">fork</text:span></text:span><text:span text:style-name="apple-converted-space"><text:span text:style-name="T11"> system call does not take any argument. The process that invokes the fork() is known as the parent and the new process is called the child. If the </text:span></text:span><text:span text:style-name="apple-converted-space"><text:span text:style-name="T17">fork</text:span></text:span><text:span text:style-name="apple-converted-space"><text:span text:style-name="T11"> system call fails, it will return a -1. If the fork system call is successful, the process ID of the child process is returned in the parent process and a 0 is returned in the child process. When a fork() system call is made, the operating system generates a copy of the parent process which becomes the child process. Both parent and child resume execution of the instruction after the fork statement. </text:span></text:span><text:span text:style-name="apple-converted-space"><text:span text:style-name="T15">vfork() </text:span></text:span><text:span text:style-name="apple-converted-space"><text:span text:style-name="T11">is a variant of fork. <text:s/>It creates the child process and blocks the parent, also both parent and child share the same address space. Refer the manual pages for fork and vfork.</text:span></text:span></text:p>
      <text:p text:style-name="P22"><text:span text:style-name="apple-converted-space"><text:span text:style-name="T11">The operating system will pass to the child process most of the parent's process information. However, some information is unique to the child process:</text:span></text:span></text:p>
      <text:p text:style-name="P24"><text:span text:style-name="apple-converted-space"/></text:p>
      <text:list xml:id="list1050211829406249073" text:style-name="WWNum91">
        <text:list-item>
          <text:p text:style-name="P14"><text:span text:style-name="apple-converted-space"><text:span text:style-name="T11">The child has its own process ID (PID)</text:span></text:span></text:p>
        </text:list-item>
        <text:list-item>
          <text:p text:style-name="P14"><text:span text:style-name="apple-converted-space"><text:span text:style-name="T11">The child will have a different PPID than its parent</text:span></text:span></text:p>
        </text:list-item>
        <text:list-item>
          <text:p text:style-name="P14"><text:span text:style-name="apple-converted-space"><text:span text:style-name="T11">System imposed process limits are reset to zero</text:span></text:span></text:p>
        </text:list-item>
        <text:list-item>
          <text:p text:style-name="P14"><text:span text:style-name="apple-converted-space"><text:span text:style-name="T11">All recorded locks on files are reset</text:span></text:span></text:p>
        </text:list-item>
        <text:list-item>
          <text:p text:style-name="P14"><text:span text:style-name="apple-converted-space"><text:span text:style-name="T11">The action to be taken when receiving signals is different</text:span></text:span></text:p>
        </text:list-item>
      </text:list>
      <text:p text:style-name="P24"><text:span text:style-name="apple-converted-space"/></text:p>
      <text:p text:style-name="P22"><text:span text:style-name="apple-converted-space"><text:span text:style-name="T11">The following is a simple example of fork()</text:span></text:span></text:p>
      <text:p text:style-name="P22"><text:span text:style-name="apple-converted-space"><text:span text:style-name="T11">#include &lt;stdio.h&gt;</text:span></text:span></text:p>
      <text:p text:style-name="P22"><text:span text:style-name="apple-converted-space"><text:span text:style-name="T11">#include &lt;sys/types.h&gt;</text:span></text:span></text:p>
      <text:p text:style-name="P22"><text:span text:style-name="apple-converted-space"><text:span text:style-name="T11">#include &lt;unistd.h&gt;</text:span></text:span></text:p>
      <text:p text:style-name="P22"><text:span text:style-name="apple-converted-space"><text:span text:style-name="T11">int main(void)</text:span></text:span></text:p>
      <text:p text:style-name="P22"><text:soft-page-break/><text:span text:style-name="apple-converted-space"><text:span text:style-name="T11">{</text:span></text:span></text:p>
      <text:p text:style-name="P22"><text:span text:style-name="apple-converted-space"><text:span text:style-name="T16"><text:s text:c="3"/>printf("Hello \n");</text:span></text:span></text:p>
      <text:p text:style-name="P22"><text:span text:style-name="apple-converted-space"><text:span text:style-name="T11"><text:s text:c="3"/>fork();</text:span></text:span></text:p>
      <text:p text:style-name="P22"><text:span text:style-name="apple-converted-space"><text:span text:style-name="T11"><text:s text:c="3"/>printf("bye\n");</text:span></text:span></text:p>
      <text:p text:style-name="P22"><text:span text:style-name="apple-converted-space"><text:span text:style-name="T11"><text:s text:c="3"/>return 0;</text:span></text:span></text:p>
      <text:p text:style-name="P22"><text:span text:style-name="apple-converted-space"><text:span text:style-name="T11">}</text:span></text:span></text:p>
      <text:p text:style-name="P22"><text:span text:style-name="apple-converted-space"><text:span text:style-name="T11">Hello is printed once by parent process. bye <text:s/>is printed twice, once by the parent and once by the child. If the </text:span></text:span><text:span text:style-name="apple-converted-space"><text:span text:style-name="T17">fork</text:span></text:span><text:span text:style-name="apple-converted-space"><text:span text:style-name="T11"> system call is successful a child process continues execution at the point where it was called by the parent process.</text:span></text:span><text:span text:style-name="apple-converted-space"><text:span text:style-name="T13"><text:line-break/></text:span></text:span><text:span text:style-name="apple-converted-space"><text:span text:style-name="T11">A summary of fork() return values:</text:span></text:span></text:p>
      <text:list xml:id="list296316524960271948" text:style-name="WWNum93">
        <text:list-item>
          <text:p text:style-name="P30"><text:span text:style-name="apple-converted-space"><text:span text:style-name="T11">fork_return &gt; 0: this is the parent</text:span></text:span></text:p>
        </text:list-item>
        <text:list-item>
          <text:p text:style-name="P30"><text:span text:style-name="apple-converted-space"><text:span text:style-name="T11">fork_return == 0: this is the child</text:span></text:span></text:p>
        </text:list-item>
        <text:list-item>
          <text:p text:style-name="P30"><text:span text:style-name="apple-converted-space"><text:span text:style-name="T11">fork_return == -1: fork() failed and there is no child. See code snippet below to see how to check errors.</text:span></text:span></text:p>
        </text:list-item>
      </text:list>
      <text:p text:style-name="P22"><text:span text:style-name="apple-converted-space"><text:span text:style-name="T11">#include &lt;stdio.h&gt;</text:span></text:span></text:p>
      <text:p text:style-name="P22"><text:span text:style-name="apple-converted-space"><text:span text:style-name="T11">#include &lt;sys/types.h&gt;</text:span></text:span></text:p>
      <text:p text:style-name="P22"><text:span text:style-name="apple-converted-space"><text:span text:style-name="T11">#include &lt;unistd.h&gt;</text:span></text:span></text:p>
      <text:p text:style-name="P22"><text:span text:style-name="apple-converted-space"><text:span text:style-name="T11">#include &lt;errno.h&gt;</text:span></text:span></text:p>
      <text:p text:style-name="P22"><text:span text:style-name="apple-converted-space"><text:span text:style-name="T16">#include &lt;string.h&gt;</text:span></text:span></text:p>
      <text:p text:style-name="P22"><text:span text:style-name="apple-converted-space"><text:span text:style-name="T11">#define BUFLEN 10</text:span></text:span></text:p>
      <text:p text:style-name="P22"><text:span text:style-name="apple-converted-space"><text:span text:style-name="T11">int main(void)</text:span></text:span></text:p>
      <text:p text:style-name="P22"><text:span text:style-name="apple-converted-space"><text:span text:style-name="T11">{</text:span></text:span></text:p>
      <text:p text:style-name="P22"><text:span text:style-name="apple-converted-space"><text:span text:style-name="T11"><text:s text:c="3"/>int i;</text:span></text:span></text:p>
      <text:p text:style-name="P22"><text:span text:style-name="apple-converted-space"><text:span text:style-name="T11"><text:s text:c="3"/>char <text:s/>buffer[BUFLEN+1];</text:span></text:span></text:p>
      <text:p text:style-name="P22"><text:span text:style-name="apple-converted-space"><text:span text:style-name="T18"><text:s text:c="3"/>pid_t </text:span></text:span><text:span text:style-name="apple-converted-space"><text:span text:style-name="T11">pid1;</text:span></text:span></text:p>
      <text:p text:style-name="P22"><text:span text:style-name="apple-converted-space"><text:span text:style-name="T19"><text:s text:c="3"/></text:span></text:span><text:span text:style-name="apple-converted-space"><text:span text:style-name="T11">pid1 <text:s/>= fork( ); </text:span></text:span></text:p>
      <text:p text:style-name="P22"><text:span text:style-name="apple-converted-space"><text:span text:style-name="T11"><text:s text:c="3"/>if (pid1</text:span></text:span><text:bookmark-start text:name="fork"/><text:span text:style-name="apple-converted-space"><text:span text:style-name="T11"> == 0)</text:span></text:span></text:p>
      <text:p text:style-name="P22"><text:span text:style-name="apple-converted-space"><text:span text:style-name="T11"><text:s text:c="3"/>{<text:tab/> <text:s text:c="5"/>strncpy(buffer, "CHILD\n", BUFLEN); /*in the child process*/</text:span></text:span></text:p>
      <text:p text:style-name="P22"><text:span text:style-name="apple-converted-space"><text:span text:style-name="T11"><text:s text:c="6"/>buffer[BUFLEN] = '\0';</text:span></text:span></text:p>
      <text:p text:style-name="P22"><text:span text:style-name="apple-converted-space"><text:span text:style-name="T19"><text:s text:c="3"/>}</text:span></text:span></text:p>
      <text:p text:style-name="P22"><text:span text:style-name="apple-converted-space"><text:span text:style-name="T11"><text:s text:c="3"/>else if(fork_return &gt; 0) <text:s/>// for parent process</text:span></text:span></text:p>
      <text:p text:style-name="P22"><text:span text:style-name="apple-converted-space"><text:span text:style-name="T19"><text:s text:c="3"/>{</text:span></text:span></text:p>
      <text:p text:style-name="P22"><text:span text:style-name="apple-converted-space"><text:span text:style-name="T11"><text:s text:c="6"/>strncpy(buffer, "PARENT\n", BUFLEN); /*in the parent process*/</text:span></text:span></text:p>
      <text:p text:style-name="P22"><text:span text:style-name="apple-converted-space"><text:span text:style-name="T11"><text:s text:c="6"/>buffer[BUFLEN] = '\0';</text:span></text:span></text:p>
      <text:p text:style-name="P22"><text:span text:style-name="apple-converted-space"><text:span text:style-name="T19"><text:s text:c="3"/>}</text:span></text:span></text:p>
      <text:p text:style-name="P22"><text:soft-page-break/><text:span text:style-name="apple-converted-space"><text:span text:style-name="T11"><text:s text:c="3"/>else if(fork_return == -1)</text:span></text:span></text:p>
      <text:p text:style-name="P22"><text:span text:style-name="apple-converted-space"><text:span text:style-name="T19"><text:s text:c="3"/>{</text:span></text:span></text:p>
      <text:p text:style-name="P22"><text:span text:style-name="apple-converted-space"><text:span text:style-name="T11"><text:s text:c="6"/>printf("ERROR:\n");</text:span></text:span></text:p>
      <text:p text:style-name="P22"><text:span text:style-name="apple-converted-space"><text:span text:style-name="T11"><text:s text:c="6"/>switch (errno)</text:span></text:span></text:p>
      <text:p text:style-name="P22"><text:span text:style-name="apple-converted-space"><text:span text:style-name="T19"><text:s text:c="6"/>{</text:span></text:span></text:p>
      <text:p text:style-name="P22"><text:span text:style-name="apple-converted-space"><text:span text:style-name="T11"><text:s text:c="9"/>case EAGAIN:</text:span></text:span></text:p>
      <text:p text:style-name="P22"><text:span text:style-name="apple-converted-space"><text:span text:style-name="T11"><text:tab/> <text:s text:c="3"/>printf("Cannot fork process: System Process Limit Reached\n");</text:span></text:span></text:p>
      <text:p text:style-name="P22"><text:span text:style-name="apple-converted-space"><text:span text:style-name="T11"><text:tab/> case ENOMEM:</text:span></text:span></text:p>
      <text:p text:style-name="P22"><text:span text:style-name="apple-converted-space"><text:span text:style-name="T11"><text:tab/> <text:s text:c="3"/>printf("Cannot fork process: Out of memory\n");</text:span></text:span></text:p>
      <text:p text:style-name="P22"><text:span text:style-name="apple-converted-space"><text:span text:style-name="T19"><text:s text:c="6"/>}</text:span></text:span></text:p>
      <text:p text:style-name="P22"><text:span text:style-name="apple-converted-space"><text:span text:style-name="T11"><text:s text:c="6"/>return 1;</text:span></text:span></text:p>
      <text:p text:style-name="P22"><text:span text:style-name="apple-converted-space"><text:span text:style-name="T19"><text:s text:c="3"/>}</text:span></text:span></text:p>
      <text:p text:style-name="P24"><text:span text:style-name="apple-converted-space"/></text:p>
      <text:p text:style-name="P22"><text:span text:style-name="apple-converted-space"><text:span text:style-name="T11"><text:s text:c="3"/>for (i=0; i&lt;5; ++i) /*both processes do this*/</text:span></text:span></text:p>
      <text:p text:style-name="P22"><text:span text:style-name="apple-converted-space"><text:span text:style-name="T19"><text:s text:c="3"/>{</text:span></text:span></text:p>
      <text:p text:style-name="P22"><text:span text:style-name="apple-converted-space"><text:span text:style-name="T11"><text:s text:c="6"/>sleep(1); /*5 times each*/</text:span></text:span></text:p>
      <text:p text:style-name="P22"><text:span text:style-name="apple-converted-space"><text:span text:style-name="T11"><text:s text:c="6"/>write(1, buffer, strlen(buffer));</text:span></text:span></text:p>
      <text:p text:style-name="P22"><text:span text:style-name="apple-converted-space"><text:span text:style-name="T19"><text:s text:c="3"/>}</text:span></text:span></text:p>
      <text:p text:style-name="P22"><text:span text:style-name="apple-converted-space"><text:span text:style-name="T11"><text:s text:c="3"/>return 0;</text:span></text:span></text:p>
      <text:p text:style-name="P22"><text:span text:style-name="apple-converted-space"><text:span text:style-name="T11">}</text:span></text:span></text:p>
      <text:p text:style-name="P24"><text:span text:style-name="apple-converted-space"/></text:p>
      <text:p text:style-name="P22"><text:span text:style-name="apple-converted-space"><text:span text:style-name="T11">A few notes on this program:</text:span></text:span></text:p>
      <text:list xml:id="list3120455795437882544" text:style-name="WWNum139">
        <text:list-item>
          <text:p text:style-name="P31"><text:span text:style-name="apple-converted-space"><text:span text:style-name="T11">The function call sleep will result in a process "sleeping" a specified number of seconds. It can be used to prevent the process from running to completion within one time slice.</text:span></text:span></text:p>
        </text:list-item>
        <text:list-item>
          <text:p text:style-name="P31"><text:span text:style-name="apple-converted-space"><text:span text:style-name="T11">One process will always end before the other. If there is enough intervening time before the second process ends, the system call will redisplay the prompt, producing the last line of output where the output from the child process is appended to the end of the prompt (i.e.. %child)</text:span></text:span></text:p>
        </text:list-item>
        <text:list-item>
          <text:p text:style-name="P31"><text:span text:style-name="apple-converted-space"><text:span text:style-name="T11">A few additional notes about fork():</text:span></text:span></text:p>
        </text:list-item>
        <text:list-item>
          <text:p text:style-name="P31"><text:span text:style-name="apple-converted-space"><text:span text:style-name="T11">an orphan is a child process that continues to execute after its parent has finished execution (or died)</text:span></text:span></text:p>
        </text:list-item>
        <text:list-item>
          <text:p text:style-name="P31"><text:span text:style-name="apple-converted-space"><text:span text:style-name="T11">to avoid this problem, the parent should execute: wait(&amp;return_code);</text:span></text:span></text:p>
        </text:list-item>
      </text:list>
      <text:p text:style-name="P43"><text:span text:style-name="apple-converted-space"/></text:p>
      <text:p text:style-name="P22"><text:span text:style-name="apple-converted-space"><text:span text:style-name="T14">wait():</text:span></text:span></text:p>
      <text:p text:style-name="P22"><text:soft-page-break/><text:span text:style-name="apple-converted-space"><text:span text:style-name="T16"><text:s text:c="4"/>#include &lt;sys/types.h&gt;</text:span></text:span></text:p>
      <text:p text:style-name="P22"><text:span text:style-name="apple-converted-space"><text:span text:style-name="T11"><text:s text:c="4"/>#include &lt;sys/wait.h&gt;</text:span></text:span></text:p>
      <text:p text:style-name="P22"><text:span text:style-name="apple-converted-space"><text:span text:style-name="T11"><text:tab/>int *status;</text:span></text:span></text:p>
      <text:p text:style-name="P22"><text:span text:style-name="apple-converted-space"><text:span text:style-name="T11"><text:s text:c="4"/>pid_t pidOfLastTerminatedChil</text:span></text:span><text:bookmark-end text:name="fork"/><text:span text:style-name="apple-converted-space"><text:span text:style-name="T11">d</text:span></text:span><text:bookmark-start text:name="wait"/><text:span text:style-name="apple-converted-space"><text:span text:style-name="T11">= wait(&amp;status);</text:span></text:span></text:p>
      <text:p text:style-name="P22"><text:span text:style-name="apple-converted-space"><text:span text:style-name="T11">A parent process usually needs to synchronize its actions by waiting until the child process which has either stopped or terminated its actions. The wait() system call allows the parent process to suspend its activities until one of these actions has occurred. The wait() system call accepts a single argument, which is a pointer to an integer and returns a value defined as type pid_t. If the calling process does not have any child associated with it, wait will return immediately with a value of -1. If any child processes are still active, the calling process will suspend its activity until a child process terminates.</text:span></text:span></text:p>
      <text:p text:style-name="P26"><text:span text:style-name="apple-converted-space"/></text:p>
      <text:p text:style-name="P22"><text:span text:style-name="apple-converted-space"><text:span text:style-name="T12">Example of wait():</text:span></text:span></text:p>
      <text:p text:style-name="P22"><text:span text:style-name="apple-converted-space"><text:span text:style-name="T11">int status; </text:span></text:span></text:p>
      <text:p text:style-name="P22"><text:span text:style-name="apple-converted-space"><text:span text:style-name="T11">pid_t fork_return; </text:span></text:span></text:p>
      <text:p text:style-name="P22"><text:span text:style-name="apple-converted-space"><text:span text:style-name="T11">fork_return = fork(); </text:span></text:span></text:p>
      <text:p text:style-name="P22"><text:span text:style-name="apple-converted-space"><text:span text:style-name="T11">if (fork_return == 0) /* child process */ { </text:span></text:span></text:p>
      <text:p text:style-name="P22"><text:span text:style-name="apple-converted-space"><text:span text:style-name="T11"><text:s text:c="2"/>printf("\n I'm the child!"); </text:span></text:span></text:p>
      <text:p text:style-name="P22"><text:span text:style-name="apple-converted-space"><text:span text:style-name="T11"><text:s text:c="2"/>exit(0); } </text:span></text:span></text:p>
      <text:p text:style-name="P22"><text:span text:style-name="apple-converted-space"><text:span text:style-name="T11">else { /* parent process */</text:span></text:span></text:p>
      <text:p text:style-name="P22"><text:span text:style-name="apple-converted-space"><text:span text:style-name="T11"><text:s text:c="2"/>wait(&amp;status); </text:span></text:span></text:p>
      <text:p text:style-name="P22"><text:span text:style-name="apple-converted-space"><text:span text:style-name="T11"><text:s text:c="2"/>printf("\n I'm the parent!"); </text:span></text:span></text:p>
      <text:p text:style-name="P22"><text:span text:style-name="apple-converted-space"><text:span text:style-name="T11"><text:s text:c="2"/>if (WIFEXITED(status)) // <text:s text:c="3"/>#include&lt;sys/wait.h&gt;</text:span></text:span></text:p>
      <text:p text:style-name="P23"><text:span text:style-name="apple-converted-space"><text:span text:style-name="T11">printf("\n Child returned: %d\n", WEXITSTATUS(status)); <text:s text:c="2"/>//#include&lt;sys/wait.h&gt;</text:span></text:span></text:p>
      <text:p text:style-name="P22"><text:span text:style-name="apple-converted-space"><text:span text:style-name="T11">} </text:span></text:span></text:p>
      <text:p text:style-name="P22"><text:span text:style-name="apple-converted-space"><text:span text:style-name="T11">A few notes on this program:</text:span></text:span></text:p>
      <text:list xml:id="list1197696219561569288" text:style-name="WWNum141">
        <text:list-item>
          <text:p text:style-name="P32"><text:span text:style-name="apple-converted-space"><text:span text:style-name="T11">wait(&amp;status) causes the parent to suspend until the child process is finished execution</text:span></text:span></text:p>
        </text:list-item>
        <text:list-item>
          <text:p text:style-name="P32"><text:span text:style-name="apple-converted-space"><text:span text:style-name="T11">details of how the child stopped are returned via the status variable to the parent. </text:span></text:span></text:p>
        </text:list-item>
      </text:list>
      <text:p text:style-name="P39"><text:span text:style-name="apple-converted-space"><text:span text:style-name="T11"><text:s text:c="6"/>Several macros are available to interpret the information. Two useful ones are:</text:span></text:span></text:p>
      <text:list xml:id="list3994031102924842989" text:style-name="WWNum143">
        <text:list-item>
          <text:list>
            <text:list-item>
              <text:p text:style-name="P33"><text:span text:style-name="apple-converted-space"><text:span text:style-name="T11">WIFEXITED evaluates as true, or 0, if the process ended normally with an exit or return call.</text:span></text:span></text:p>
            </text:list-item>
            <text:list-item>
              <text:p text:style-name="P33"><text:soft-page-break/><text:span text:style-name="apple-converted-space"><text:span text:style-name="T19">WEXITSTATUS</text:span></text:span><text:span text:style-name="apple-converted-space"><text:span text:style-name="T11"> if a process ended normally you can get the value that was returned with this macro.</text:span></text:span><text:bookmark-end text:name="wait"/></text:p>
            </text:list-item>
          </text:list>
        </text:list-item>
      </text:list>
      <text:p text:style-name="P44"><text:span text:style-name="apple-converted-space"/></text:p>
      <text:p text:style-name="P22"><text:span text:style-name="apple-converted-space"><text:span text:style-name="T20">exec*()</text:span></text:span><text:span text:style-name="apple-converted-space"><text:span text:style-name="T14">:</text:span></text:span></text:p>
      <text:p text:style-name="P22"><text:span text:style-name="apple-converted-space"><text:span text:style-name="T16"><text:s text:c="4"/>#include &lt;unistd.h&gt;</text:span></text:span></text:p>
      <text:p text:style-name="P22"><text:span text:style-name="apple-converted-space"><text:span text:style-name="T11"><text:s text:c="4"/>extern char **environ;</text:span></text:span></text:p>
      <text:p text:style-name="P22"><text:span text:style-name="apple-converted-space"><text:span text:style-name="T11"><text:s text:c="4"/>int execl(const char *path, const char *arg, ...);</text:span></text:span></text:p>
      <text:p text:style-name="P22"><text:span text:style-name="apple-converted-space"><text:span text:style-name="T11"><text:s text:c="4"/>int execlp(const char *file, const char *arg, ...);</text:span></text:span></text:p>
      <text:p text:style-name="P22"><text:span text:style-name="apple-converted-space"><text:span text:style-name="T11"><text:s text:c="4"/>int execle(const <text:s/>char <text:s/>*path, <text:s/>const <text:s/>char <text:s/>*arg <text:s/>, ..., char * const envp[]);</text:span></text:span></text:p>
      <text:p text:style-name="P22"><text:span text:style-name="apple-converted-space"><text:span text:style-name="T11"><text:s text:c="4"/>int execv(const char *path, char *const argv[]);</text:span></text:span></text:p>
      <text:p text:style-name="P22"><text:span text:style-name="apple-converted-space"><text:span text:style-name="T11"><text:s text:c="4"/>int execvp(const char *file, char *const argv[]);</text:span></text:span></text:p>
      <text:p text:style-name="P24"><text:span text:style-name="apple-converted-space"/></text:p>
      <text:p text:style-name="P22"><text:span text:style-name="apple-converted-space"><text:span text:style-name="T11">"The </text:span></text:span><text:span text:style-name="apple-converted-space"><text:span text:style-name="T21">exec</text:span></text:span><text:span text:style-name="apple-converted-space"><text:span text:style-name="T11"> family of functions replaces the current process image with a new process image." (man pages)</text:span></text:span></text:p>
      <text:p text:style-name="P22"><text:span text:style-name="apple-converted-space"><text:span text:style-name="T11">Commonly a process generates a child process because it would like to transform the child process by changing the program code the child process is executing. The text, data and stack segment of the process are replaced and only the u (user) area of the process remains the same. If successful, the </text:span></text:span><text:span text:style-name="apple-converted-space"><text:span text:style-name="T22">exec</text:span></text:span><text:span text:style-name="apple-converted-space"><text:span text:style-name="T11"> system calls do not return to the invoking program as the calling image is lost.</text:span></text:span></text:p>
      <text:p text:style-name="P22"><text:span text:style-name="apple-converted-space"><text:span text:style-name="T11">It is possible for a user at the command line to issue an exec system call, but it takes over the current shell and terminates the shell.</text:span></text:span></text:p>
      <text:p text:style-name="P22"><text:span text:style-name="apple-converted-space"><text:span text:style-name="T11">% exec <text:s/>command <text:s/>[arguments]</text:span></text:span></text:p>
      <text:p text:style-name="P22"><text:span text:style-name="apple-converted-space"><text:span text:style-name="T11">The versions of </text:span></text:span><text:span text:style-name="apple-converted-space"><text:span text:style-name="T21">exec</text:span></text:span><text:span text:style-name="apple-converted-space"><text:span text:style-name="T11"> are:</text:span></text:span><text:bookmark text:name="exec"/></text:p>
      <text:section text:style-name="Sect1" text:name="Section1">
        <text:list xml:id="list7629079654903010149" text:style-name="WWNum103">
          <text:list-item>
            <text:p text:style-name="P42"><text:span text:style-name="apple-converted-space"><text:span text:style-name="T22">execl</text:span></text:span></text:p>
          </text:list-item>
          <text:list-item>
            <text:p text:style-name="P34"><text:span text:style-name="apple-converted-space"><text:span text:style-name="T11">execv</text:span></text:span></text:p>
          </text:list-item>
          <text:list-item>
            <text:p text:style-name="P34"><text:span text:style-name="apple-converted-space"><text:span text:style-name="T22">execle</text:span></text:span></text:p>
          </text:list-item>
          <text:list-item>
            <text:p text:style-name="P34"><text:span text:style-name="apple-converted-space"><text:span text:style-name="T11">execve</text:span></text:span></text:p>
          </text:list-item>
          <text:list-item>
            <text:p text:style-name="P34"><text:span text:style-name="apple-converted-space"><text:span text:style-name="T22">execlp</text:span></text:span></text:p>
          </text:list-item>
          <text:list-item>
            <text:p text:style-name="P34"><text:span text:style-name="apple-converted-space"><text:span text:style-name="T11">execvp</text:span></text:span></text:p>
          </text:list-item>
        </text:list>
      </text:section>
      <text:p text:style-name="P28"><text:span text:style-name="apple-converted-space"><text:span text:style-name="T11">The naming convention: exec*</text:span></text:span></text:p>
      <text:list xml:id="list8725895190870783537" text:style-name="WWNum105">
        <text:list-item>
          <text:p text:style-name="P35"><text:span text:style-name="apple-converted-space"><text:span text:style-name="T11">'l' indicates a list arrangement (a series of null terminated arguments)</text:span></text:span></text:p>
        </text:list-item>
        <text:list-item>
          <text:p text:style-name="P35"><text:span text:style-name="apple-converted-space"><text:span text:style-name="T11">'v' indicate the array or vector arrangement (like the argv structure).</text:span></text:span></text:p>
        </text:list-item>
        <text:list-item>
          <text:p text:style-name="P35"><text:span text:style-name="apple-converted-space"><text:span text:style-name="T11">'e' indicates the programmer will construct (in the array/vector format) and pass their own environment variable list</text:span></text:span></text:p>
        </text:list-item>
        <text:list-item>
          <text:p text:style-name="P35"><text:span text:style-name="apple-converted-space"><text:span text:style-name="T11">'p' indicates the current PATH string should be used when the system searches for executable files.</text:span></text:span></text:p>
        </text:list-item>
      </text:list>
      <text:p text:style-name="P40"><text:span text:style-name="apple-converted-space"/></text:p>
      <text:p text:style-name="P40"><text:span text:style-name="apple-converted-space"/></text:p>
      <text:p text:style-name="P40"><text:span text:style-name="apple-converted-space"/></text:p>
      <text:p text:style-name="P45"><text:span text:style-name="apple-converted-space"><text:span text:style-name="T11">NOTE:</text:span></text:span></text:p>
      <text:list xml:id="list145931174731446" text:continue-numbering="true" text:style-name="WWNum105">
        <text:list-item>
          <text:p text:style-name="P35"><text:span text:style-name="apple-converted-space"><text:span text:style-name="T11">In the four system calls where the PATH string is not used (execl, execv, execle, and execve) the path to the program to be executed must be fully specified.</text:span></text:span></text:p>
        </text:list-item>
      </text:list>
      <text:p text:style-name="P40"><text:span text:style-name="apple-converted-space"/></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7"><text:span text:style-name="apple-converted-space"><text:span text:style-name="T12">Library </text:span></text:span></text:p>
            <text:p text:style-name="P27"><text:span text:style-name="apple-converted-space"><text:span text:style-name="T12">Call Name</text:span></text:span></text:p>
          </table:table-cell>
          <table:table-cell table:style-name="Table8.A1" office:value-type="string">
            <text:p text:style-name="P27"><text:span text:style-name="apple-converted-space"><text:span text:style-name="T12">Argument </text:span></text:span></text:p>
            <text:p text:style-name="P27"><text:span text:style-name="apple-converted-space"><text:span text:style-name="T12">Type</text:span></text:span></text:p>
          </table:table-cell>
          <table:table-cell table:style-name="Table8.A1" office:value-type="string">
            <text:p text:style-name="P27"><text:span text:style-name="apple-converted-space"><text:span text:style-name="T12">Pass <text:s/>Current </text:span></text:span></text:p>
            <text:p text:style-name="P27"><text:span text:style-name="apple-converted-space"><text:span text:style-name="T12">Environment </text:span></text:span></text:p>
            <text:p text:style-name="P27"><text:span text:style-name="apple-converted-space"><text:span text:style-name="T12">Variables</text:span></text:span></text:p>
          </table:table-cell>
          <table:table-cell table:style-name="Table8.A1" office:value-type="string">
            <text:p text:style-name="P27"><text:span text:style-name="apple-converted-space"><text:span text:style-name="T12">Search </text:span></text:span></text:p>
            <text:p text:style-name="P27"><text:span text:style-name="apple-converted-space"><text:span text:style-name="T12">PATH automatic?</text:span></text:span></text:p>
          </table:table-cell>
        </table:table-row>
        <table:table-row table:style-name="Table8.2">
          <table:table-cell table:style-name="Table8.A1" office:value-type="string">
            <text:p text:style-name="P27"><text:span text:style-name="apple-converted-space"><text:span text:style-name="T11">execl</text:span></text:span></text:p>
          </table:table-cell>
          <table:table-cell table:style-name="Table8.A1" office:value-type="string">
            <text:p text:style-name="P27"><text:span text:style-name="apple-converted-space"><text:span text:style-name="T11">list</text:span></text:span></text:p>
          </table:table-cell>
          <table:table-cell table:style-name="Table8.A1" office:value-type="string">
            <text:p text:style-name="P27"><text:span text:style-name="apple-converted-space"><text:span text:style-name="T11">yes</text:span></text:span></text:p>
          </table:table-cell>
          <table:table-cell table:style-name="Table8.A1" office:value-type="string">
            <text:p text:style-name="P27"><text:span text:style-name="apple-converted-space"><text:span text:style-name="T11">no</text:span></text:span></text:p>
          </table:table-cell>
        </table:table-row>
        <table:table-row table:style-name="Table8.2">
          <table:table-cell table:style-name="Table8.A1" office:value-type="string">
            <text:p text:style-name="P27"><text:span text:style-name="apple-converted-space"><text:span text:style-name="T11">execv</text:span></text:span></text:p>
          </table:table-cell>
          <table:table-cell table:style-name="Table8.A1" office:value-type="string">
            <text:p text:style-name="P27"><text:span text:style-name="apple-converted-space"><text:span text:style-name="T11">array</text:span></text:span></text:p>
          </table:table-cell>
          <table:table-cell table:style-name="Table8.A1" office:value-type="string">
            <text:p text:style-name="P27"><text:span text:style-name="apple-converted-space"><text:span text:style-name="T11">yes</text:span></text:span></text:p>
          </table:table-cell>
          <table:table-cell table:style-name="Table8.A1" office:value-type="string">
            <text:p text:style-name="P27"><text:span text:style-name="apple-converted-space"><text:span text:style-name="T11">no</text:span></text:span></text:p>
          </table:table-cell>
        </table:table-row>
        <table:table-row table:style-name="Table8.2">
          <table:table-cell table:style-name="Table8.A1" office:value-type="string">
            <text:p text:style-name="P27"><text:span text:style-name="apple-converted-space"><text:span text:style-name="T11">execle</text:span></text:span></text:p>
          </table:table-cell>
          <table:table-cell table:style-name="Table8.A1" office:value-type="string">
            <text:p text:style-name="P27"><text:span text:style-name="apple-converted-space"><text:span text:style-name="T11">list</text:span></text:span></text:p>
          </table:table-cell>
          <table:table-cell table:style-name="Table8.A1" office:value-type="string">
            <text:p text:style-name="P27"><text:span text:style-name="apple-converted-space"><text:span text:style-name="T11">no</text:span></text:span></text:p>
          </table:table-cell>
          <table:table-cell table:style-name="Table8.A1" office:value-type="string">
            <text:p text:style-name="P27"><text:span text:style-name="apple-converted-space"><text:span text:style-name="T11">no</text:span></text:span></text:p>
          </table:table-cell>
        </table:table-row>
        <table:table-row table:style-name="Table8.2">
          <table:table-cell table:style-name="Table8.A1" office:value-type="string">
            <text:p text:style-name="P27"><text:span text:style-name="apple-converted-space"><text:span text:style-name="T11">execve</text:span></text:span></text:p>
          </table:table-cell>
          <table:table-cell table:style-name="Table8.A1" office:value-type="string">
            <text:p text:style-name="P27"><text:span text:style-name="apple-converted-space"><text:span text:style-name="T11">array</text:span></text:span></text:p>
          </table:table-cell>
          <table:table-cell table:style-name="Table8.A1" office:value-type="string">
            <text:p text:style-name="P27"><text:span text:style-name="apple-converted-space"><text:span text:style-name="T11">no</text:span></text:span></text:p>
          </table:table-cell>
          <table:table-cell table:style-name="Table8.A1" office:value-type="string">
            <text:p text:style-name="P27"><text:span text:style-name="apple-converted-space"><text:span text:style-name="T11">no</text:span></text:span></text:p>
          </table:table-cell>
        </table:table-row>
        <table:table-row table:style-name="Table8.2">
          <table:table-cell table:style-name="Table8.A1" office:value-type="string">
            <text:p text:style-name="P27"><text:span text:style-name="apple-converted-space"><text:span text:style-name="T11">execlp</text:span></text:span></text:p>
          </table:table-cell>
          <table:table-cell table:style-name="Table8.A1" office:value-type="string">
            <text:p text:style-name="P27"><text:span text:style-name="apple-converted-space"><text:span text:style-name="T11">list</text:span></text:span></text:p>
          </table:table-cell>
          <table:table-cell table:style-name="Table8.A1" office:value-type="string">
            <text:p text:style-name="P27"><text:span text:style-name="apple-converted-space"><text:span text:style-name="T11">yes</text:span></text:span></text:p>
          </table:table-cell>
          <table:table-cell table:style-name="Table8.A1" office:value-type="string">
            <text:p text:style-name="P27"><text:span text:style-name="apple-converted-space"><text:span text:style-name="T11">yes</text:span></text:span></text:p>
          </table:table-cell>
        </table:table-row>
        <table:table-row table:style-name="Table8.2">
          <table:table-cell table:style-name="Table8.A1" office:value-type="string">
            <text:p text:style-name="P27"><text:span text:style-name="apple-converted-space"><text:span text:style-name="T11">execvp</text:span></text:span></text:p>
          </table:table-cell>
          <table:table-cell table:style-name="Table8.A1" office:value-type="string">
            <text:p text:style-name="P27"><text:span text:style-name="apple-converted-space"><text:span text:style-name="T11">array</text:span></text:span></text:p>
          </table:table-cell>
          <table:table-cell table:style-name="Table8.A1" office:value-type="string">
            <text:p text:style-name="P27"><text:span text:style-name="apple-converted-space"><text:span text:style-name="T11">yes</text:span></text:span></text:p>
          </table:table-cell>
          <table:table-cell table:style-name="Table8.A1" office:value-type="string">
            <text:p text:style-name="P27"><text:span text:style-name="apple-converted-space"><text:span text:style-name="T11">yes</text:span></text:span></text:p>
          </table:table-cell>
        </table:table-row>
      </table:table>
      <text:p text:style-name="P41"/>
      <text:p text:style-name="P22"><text:span text:style-name="apple-converted-space"><text:span text:style-name="T21">execlp</text:span></text:span></text:p>
      <text:list xml:id="list8912316058444507484" text:style-name="WWNum107">
        <text:list-item>
          <text:p text:style-name="P36"><text:span text:style-name="apple-converted-space"><text:span text:style-name="T11">this system call is used when the number of arguments to be passed to the program to be executed is known in advance</text:span></text:span></text:p>
        </text:list-item>
      </text:list>
      <text:p text:style-name="P45"><text:span text:style-name="apple-converted-space"><text:span text:style-name="T15">execvp</text:span></text:span></text:p>
      <text:list xml:id="list1521861091448752877" text:style-name="WWNum109">
        <text:list-item>
          <text:p text:style-name="P37"><text:soft-page-break/><text:span text:style-name="apple-converted-space"><text:span text:style-name="T11">this system call is used when the numbers of arguments for the program to be executed is dynamic</text:span></text:span></text:p>
        </text:list-item>
      </text:list>
      <text:p text:style-name="P24"><text:span text:style-name="apple-converted-space"/></text:p>
      <text:p text:style-name="P22"><text:span text:style-name="apple-converted-space"><text:span text:style-name="T11">/* using execvp to execute the contents of argv */</text:span></text:span></text:p>
      <text:p text:style-name="P22"><text:span text:style-name="apple-converted-space"><text:span text:style-name="T11">#include &lt;stdio.h&gt;</text:span></text:span></text:p>
      <text:p text:style-name="P22"><text:span text:style-name="apple-converted-space"><text:span text:style-name="T11">#include &lt;unistd.h&gt;</text:span></text:span></text:p>
      <text:p text:style-name="P22"><text:span text:style-name="apple-converted-space"><text:span text:style-name="T11">#include &lt;stdlib.h&gt;</text:span></text:span></text:p>
      <text:p text:style-name="P22"><text:span text:style-name="apple-converted-space"><text:span text:style-name="T11">int main(int argc, char *argv[]){</text:span></text:span></text:p>
      <text:p text:style-name="P22"><text:span text:style-name="apple-converted-space"><text:span text:style-name="T11"><text:s text:c="3"/>execvp(argv[1], &amp;argv[1]);</text:span></text:span></text:p>
      <text:p text:style-name="P22"><text:span text:style-name="apple-converted-space"><text:span text:style-name="T11"><text:s text:c="3"/>perror("exec failure");</text:span></text:span></text:p>
      <text:p text:style-name="P22"><text:span text:style-name="apple-converted-space"><text:span text:style-name="T11"><text:s text:c="3"/>exit(1);</text:span></text:span></text:p>
      <text:p text:style-name="P22"><text:span text:style-name="apple-converted-space"><text:span text:style-name="T11">}</text:span></text:span></text:p>
      <text:p text:style-name="P22"><text:span text:style-name="apple-converted-space"><text:span text:style-name="T11">Things to remember about </text:span></text:span><text:span text:style-name="apple-converted-space"><text:span text:style-name="T21">exec</text:span></text:span><text:span text:style-name="apple-converted-space"><text:span text:style-name="T11">*:</text:span></text:span></text:p>
      <text:list xml:id="list5434610667968174004" text:style-name="WWNum111">
        <text:list-item>
          <text:p text:style-name="P38"><text:span text:style-name="apple-converted-space"><text:span text:style-name="T11">this system call simply replaces the current process with a new program -- the pid does not change.</text:span></text:span></text:p>
        </text:list-item>
        <text:list-item>
          <text:p text:style-name="P38"><text:span text:style-name="apple-converted-space"><text:span text:style-name="T11">the exec() is issued by the calling process and what is exec'ed is referred to as the new program -- not the new process since no new process is created.</text:span></text:span></text:p>
        </text:list-item>
        <text:list-item>
          <text:p text:style-name="P38"><text:span text:style-name="apple-converted-space"><text:span text:style-name="T11">it is important to realize that control is not passed back to the calling process unless an error occurred with the exec() call.</text:span></text:span></text:p>
        </text:list-item>
        <text:list-item>
          <text:p text:style-name="P38"><text:span text:style-name="apple-converted-space"><text:span text:style-name="T11">in the case of an error, the exec() returns a value back to the calling process</text:span></text:span></text:p>
        </text:list-item>
        <text:list-item>
          <text:p text:style-name="P38"><text:span text:style-name="apple-converted-space"><text:span text:style-name="T11">if no error occurs, the calling process is lost.</text:span></text:span></text:p>
        </text:list-item>
      </text:list>
      <text:p text:style-name="P24"><text:span text:style-name="apple-converted-space"/></text:p>
      <text:p text:style-name="P22"><text:span text:style-name="apple-converted-space"><text:span text:style-name="T11">A few more Examples of valid exec commands:</text:span></text:span></text:p>
      <text:p text:style-name="P22"><text:span text:style-name="apple-converted-space"><text:span text:style-name="T11">execl("/bin/date","",NULL); // since the second argument is the program name,</text:span></text:span></text:p>
      <text:p text:style-name="P22"><text:span text:style-name="apple-converted-space"><text:span text:style-name="T11"><text:s text:c="28"/>// it may be null <text:s/></text:span></text:span></text:p>
      <text:p text:style-name="P22"><text:span text:style-name="apple-converted-space"><text:span text:style-name="T11">execl("/bin/date","date",NULL); </text:span></text:span></text:p>
      <text:p text:style-name="P24"><text:span text:style-name="apple-converted-space"/></text:p>
      <text:p text:style-name="P22"><text:span text:style-name="apple-converted-space"><text:span text:style-name="T11">execlp("date","date", NULL); //uses the PATH to find date, try: %echo $PATH</text:span></text:span></text:p>
      <text:p text:style-name="P26"><text:span text:style-name="apple-converted-space"/></text:p>
      <text:p text:style-name="P22"><text:bookmark-start text:name="getpid"/><text:span text:style-name="apple-converted-space"><text:span text:style-name="T14">getpid():</text:span></text:span></text:p>
      <text:p text:style-name="P22"><text:span text:style-name="apple-converted-space"><text:span text:style-name="T16"><text:s text:c="4"/>#include &lt;sys/types.h&gt;</text:span></text:span></text:p>
      <text:p text:style-name="P22"><text:span text:style-name="apple-converted-space"><text:span text:style-name="T16"><text:s text:c="4"/>#include &lt;unistd.h&gt;</text:span></text:span></text:p>
      <text:p text:style-name="P24"><text:span text:style-name="apple-converted-space"/></text:p>
      <text:p text:style-name="P22"><text:span text:style-name="apple-converted-space"><text:span text:style-name="T11"><text:s text:c="4"/>pid_t getpid(void);</text:span></text:span></text:p>
      <text:p text:style-name="P22"><text:span text:style-name="apple-converted-space"><text:span text:style-name="T11"><text:s text:c="4"/>pid_t getppid(void);</text:span></text:span></text:p>
      <text:p text:style-name="P24"><text:soft-page-break/><text:span text:style-name="apple-converted-space"/></text:p>
      <text:p text:style-name="P22"><text:span text:style-name="apple-converted-space"><text:span text:style-name="T11">getpid() returns the process id of the current process. The process ID is a unique positive integer identification number given to the process when it begins executing.</text:span></text:span></text:p>
      <text:p text:style-name="P22"><text:span text:style-name="apple-converted-space"><text:span text:style-name="T23">getppid()</text:span></text:span><text:span text:style-name="apple-converted-space"><text:span text:style-name="T11"> returns the process id of the parent of the current process. The parent process forked the current child process.</text:span></text:span><text:bookmark-end text:name="getpid"/></text:p>
      <text:p text:style-name="P25"><text:span text:style-name="apple-converted-space"/></text:p>
      <text:p text:style-name="P22"><text:span text:style-name="apple-converted-space"><text:span text:style-name="T24">getpgrp()</text:span></text:span><text:span text:style-name="apple-converted-space"><text:span text:style-name="T14">:</text:span></text:span></text:p>
      <text:p text:style-name="P22"><text:span text:style-name="apple-converted-space"><text:span text:style-name="T16"><text:s text:c="4"/>#include &lt;unistd.h&gt;</text:span></text:span></text:p>
      <text:p text:style-name="P22"><text:span text:style-name="apple-converted-space"><text:span text:style-name="T11"><text:s text:c="4"/>pid_t getpgrp(void);</text:span></text:span></text:p>
      <text:p text:style-name="P22"><text:span text:style-name="apple-converted-space"><text:span text:style-name="T11">Every process belongs to a process group that is identified by an integer process group ID value. When a process generates a child process, the operating system will automatically create a process group.</text:span></text:span></text:p>
      <text:p text:style-name="P22"><text:span text:style-name="apple-converted-space"><text:span text:style-name="T11">The initial parent process is known as the process leader. getpgrp() will obtain the process group id.</text:span></text:span></text:p>
      <text:p text:style-name="P7"/>
      <text:p text:style-name="P8"><text:span text:style-name="T8">Lab exercises</text:span></text:p>
      <text:list xml:id="list2691278228096030802" text:style-name="WWNum6">
        <text:list-item>
          <text:p text:style-name="P19"><text:span text:style-name="T1">Write a C program to simulate the operation of “ls” commands in Unix.</text:span></text:p>
        </text:list-item>
        <text:list-item>
          <text:p text:style-name="P15"><text:span text:style-name="T1">Write a C program to create a child process. Display different messages in parent process and child process. Display PID and PPID of both parent and child process.</text:span></text:p>
        </text:list-item>
        <text:list-item>
          <text:p text:style-name="P15"><text:span text:style-name="T1">Write a C program to accept a set of strings as command line arguments. Sort the strings and display them in a child process. Parent process should display the unsorted strings only after the child displays the sorted list.</text:span></text:p>
        </text:list-item>
        <text:list-item>
          <text:p text:style-name="P15"><text:span text:style-name="T1">Write a C program to read N strings. Create two child processes, each of this should perform sorting using two different methods (bubble, selection, quicksort etc). The parent should wait until one of the child process terminates.</text:span></text:p>
        </text:list-item>
      </text:list>
      <text:p text:style-name="P20"/>
      <text:p text:style-name="P20"/>
      <text:p text:style-name="P21"><text:span text:style-name="apple-converted-space"><text:span text:style-name="T2">Additional Exercises</text:span></text:span></text:p>
      <text:list xml:id="list3887147836977477922" text:style-name="WWNum114">
        <text:list-item>
          <text:p text:style-name="P9"><text:span text:style-name="T1">Write a C program to simulate the unix commands: ls -l, cp and wc commands. [</text:span><text:span text:style-name="apple-converted-space"><text:span text:style-name="T2">NOTE: </text:span></text:span><text:span text:style-name="T1">DON’T DIRECTLY USE THE BUILT-IN COMMAND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Times New Roman1" svg:font-family="'Times New Roman'" style:font-family-generic="roman"/>
    <style:font-face style:name="Arial Unicode MS" svg:font-family="'Arial Unicode MS'" style:font-family-generic="swiss"/>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Body_20_A" style:display-name="Body A" style:family="paragraph" style:default-outline-level="">
      <style:paragraph-properties fo:margin-top="0cm" fo:margin-bottom="0.353cm" loext:contextual-spacing="false" fo:line-height="115%" fo:text-align="start" style:justify-single-word="false" fo:orphans="2" fo:widows="2" fo:padding="0cm" fo:border="none" style:writing-mode="lr-tb"/>
      <style:text-properties fo:color="#000000" style:font-name="Calibri" fo:font-family="Calibri" style:font-family-generic="roman" style:font-pitch="variable" style:text-underline-style="none" style:font-name-asian="Calibri1" style:font-family-asian="Calibri" style:font-family-generic-asian="system" style:font-pitch-asian="variable" style:font-name-complex="Calibri1" style:font-family-complex="Calibri" style:font-family-generic-complex="system" style:font-pitch-complex="variable" loext:padding="0cm" loext:border="none"/>
    </style:style>
    <style:style style:name="ListLabel_20_667" style:display-name="ListLabel 667"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letter-spacing="normal" style:letter-kerning="false" style:text-scale="100%"/>
    </style:style>
    <style:style style:name="ListLabel_20_668" style:display-name="ListLabel 668"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669" style:display-name="ListLabel 669"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670" style:display-name="ListLabel 670"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671" style:display-name="ListLabel 671"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672" style:display-name="ListLabel 672"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673" style:display-name="ListLabel 673"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674" style:display-name="ListLabel 674"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675" style:display-name="ListLabel 675" style:family="text">
      <style:text-properties fo:font-variant="normal" fo:text-transform="none" fo:color="#000000" style:text-line-through-style="none" style:text-line-through-type="none" style:text-position="0% 100%" fo:letter-spacing="normal" style:letter-kerning="false" style:text-scale="100%"/>
    </style:style>
    <style:style style:name="apple-converted-space" style:family="text"/>
    <style:style style:name="ListLabel_20_14" style:display-name="ListLabel 14" style:family="text">
      <style:text-properties style:font-name="Times New Roman" fo:font-family="'Times New Roman'" style:font-family-generic="roman" style:font-pitch="variable" fo:font-size="12pt" fo:font-weight="normal" style:font-size-asian="12pt" style:font-weight-asian="normal" style:font-size-complex="12pt" style:font-weight-complex="normal"/>
    </style:style>
    <style:style style:name="ListLabel_20_15" style:display-name="ListLabel 15" style:family="text">
      <style:text-properties style:font-name-asian="Times New Roman2" style:font-family-asian="'Times New Roman'" style:font-family-generic-asian="system" style:font-pitch-asian="variable"/>
    </style:style>
    <style:style style:name="ListLabel_20_424" style:display-name="ListLabel 424"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425" style:display-name="ListLabel 425"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426" style:display-name="ListLabel 426"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427" style:display-name="ListLabel 427"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letter-spacing="normal" fo:font-weight="bold" style:letter-kerning="false" style:text-scale="100%"/>
    </style:style>
    <style:style style:name="ListLabel_20_428" style:display-name="ListLabel 428"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429" style:display-name="ListLabel 429"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430" style:display-name="ListLabel 430"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431" style:display-name="ListLabel 431"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432" style:display-name="ListLabel 432" style:family="text">
      <style:text-properties fo:font-variant="normal" fo:text-transform="none" fo:color="#000000" style:text-line-through-style="none" style:text-line-through-type="none" style:text-position="0% 100%" fo:letter-spacing="normal" style:letter-kerning="false" style:text-scale="100%"/>
    </style:style>
    <style:style style:name="ListLabel_20_442" style:display-name="ListLabel 442"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443" style:display-name="ListLabel 443"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444" style:display-name="ListLabel 444"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445" style:display-name="ListLabel 445"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446" style:display-name="ListLabel 446"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447" style:display-name="ListLabel 447"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448" style:display-name="ListLabel 448"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449" style:display-name="ListLabel 449"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450" style:display-name="ListLabel 450"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Hyperlink.1" style:family="text" style:parent-style-name="apple-converted-space">
      <style:text-properties fo:color="#000000" fo:language="en" fo:country="U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Hyperlink.2" style:family="text" style:parent-style-name="apple-converted-space">
      <style:text-properties fo:color="#000000" fo:language="nl" fo:country="NL" style:text-underline-style="none"/>
    </style:style>
    <style:style style:name="ListLabel_20_460" style:display-name="ListLabel 46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letter-spacing="normal" fo:font-style="normal" fo:font-weight="normal" style:letter-kerning="false" style:font-name-asian="Times New Roman2" style:font-family-asian="'Times New Roman'" style:font-family-generic-asian="system" style:font-pitch-asian="variable" style:font-style-asian="normal" style:font-weight-asian="normal" style:font-name-complex="Times New Roman2" style:font-family-complex="'Times New Roman'" style:font-family-generic-complex="system" style:font-pitch-complex="variable" style:font-style-complex="normal" style:font-weight-complex="normal" style:text-scale="100%"/>
    </style:style>
    <style:style style:name="ListLabel_20_461" style:display-name="ListLabel 461" style:family="text">
      <style:text-properties fo:font-variant="normal" fo:text-transform="none" fo:color="#000000" style:text-line-through-style="none" style:text-line-through-type="none" style:text-position="0% 100%" fo:letter-spacing="normal" fo:font-style="normal" fo:font-weight="normal" style:letter-kerning="false" style:font-name-asian="Times New Roman2" style:font-family-asian="'Times New Roman'" style:font-family-generic-asian="system" style:font-pitch-asian="variable" style:font-style-asian="normal" style:font-weight-asian="normal" style:font-name-complex="Times New Roman2" style:font-family-complex="'Times New Roman'" style:font-family-generic-complex="system" style:font-pitch-complex="variable" style:font-style-complex="normal" style:font-weight-complex="normal" style:text-scale="100%"/>
    </style:style>
    <style:style style:name="ListLabel_20_462" style:display-name="ListLabel 462" style:family="text">
      <style:text-properties fo:font-variant="normal" fo:text-transform="none" fo:color="#000000" style:text-line-through-style="none" style:text-line-through-type="none" style:text-position="0% 100%" fo:letter-spacing="normal" fo:font-style="normal" fo:font-weight="normal" style:letter-kerning="false" style:font-name-asian="Times New Roman2" style:font-family-asian="'Times New Roman'" style:font-family-generic-asian="system" style:font-pitch-asian="variable" style:font-style-asian="normal" style:font-weight-asian="normal" style:font-name-complex="Times New Roman2" style:font-family-complex="'Times New Roman'" style:font-family-generic-complex="system" style:font-pitch-complex="variable" style:font-style-complex="normal" style:font-weight-complex="normal" style:text-scale="100%"/>
    </style:style>
    <style:style style:name="ListLabel_20_463" style:display-name="ListLabel 463" style:family="text">
      <style:text-properties fo:font-variant="normal" fo:text-transform="none" fo:color="#000000" style:text-line-through-style="none" style:text-line-through-type="none" style:text-position="0% 100%" fo:letter-spacing="normal" fo:font-style="normal" fo:font-weight="normal" style:letter-kerning="false" style:font-name-asian="Times New Roman2" style:font-family-asian="'Times New Roman'" style:font-family-generic-asian="system" style:font-pitch-asian="variable" style:font-style-asian="normal" style:font-weight-asian="normal" style:font-name-complex="Times New Roman2" style:font-family-complex="'Times New Roman'" style:font-family-generic-complex="system" style:font-pitch-complex="variable" style:font-style-complex="normal" style:font-weight-complex="normal" style:text-scale="100%"/>
    </style:style>
    <style:style style:name="ListLabel_20_464" style:display-name="ListLabel 464" style:family="text">
      <style:text-properties fo:font-variant="normal" fo:text-transform="none" fo:color="#000000" style:text-line-through-style="none" style:text-line-through-type="none" style:text-position="0% 100%" fo:letter-spacing="normal" fo:font-style="normal" fo:font-weight="normal" style:letter-kerning="false" style:font-name-asian="Times New Roman2" style:font-family-asian="'Times New Roman'" style:font-family-generic-asian="system" style:font-pitch-asian="variable" style:font-style-asian="normal" style:font-weight-asian="normal" style:font-name-complex="Times New Roman2" style:font-family-complex="'Times New Roman'" style:font-family-generic-complex="system" style:font-pitch-complex="variable" style:font-style-complex="normal" style:font-weight-complex="normal" style:text-scale="100%"/>
    </style:style>
    <style:style style:name="ListLabel_20_465" style:display-name="ListLabel 465" style:family="text">
      <style:text-properties fo:font-variant="normal" fo:text-transform="none" fo:color="#000000" style:text-line-through-style="none" style:text-line-through-type="none" style:text-position="0% 100%" fo:letter-spacing="normal" fo:font-style="normal" fo:font-weight="normal" style:letter-kerning="false" style:font-name-asian="Times New Roman2" style:font-family-asian="'Times New Roman'" style:font-family-generic-asian="system" style:font-pitch-asian="variable" style:font-style-asian="normal" style:font-weight-asian="normal" style:font-name-complex="Times New Roman2" style:font-family-complex="'Times New Roman'" style:font-family-generic-complex="system" style:font-pitch-complex="variable" style:font-style-complex="normal" style:font-weight-complex="normal" style:text-scale="100%"/>
    </style:style>
    <style:style style:name="ListLabel_20_466" style:display-name="ListLabel 466" style:family="text">
      <style:text-properties fo:font-variant="normal" fo:text-transform="none" fo:color="#000000" style:text-line-through-style="none" style:text-line-through-type="none" style:text-position="0% 100%" fo:letter-spacing="normal" fo:font-style="normal" fo:font-weight="normal" style:letter-kerning="false" style:font-name-asian="Times New Roman2" style:font-family-asian="'Times New Roman'" style:font-family-generic-asian="system" style:font-pitch-asian="variable" style:font-style-asian="normal" style:font-weight-asian="normal" style:font-name-complex="Times New Roman2" style:font-family-complex="'Times New Roman'" style:font-family-generic-complex="system" style:font-pitch-complex="variable" style:font-style-complex="normal" style:font-weight-complex="normal" style:text-scale="100%"/>
    </style:style>
    <style:style style:name="ListLabel_20_467" style:display-name="ListLabel 467" style:family="text">
      <style:text-properties fo:font-variant="normal" fo:text-transform="none" fo:color="#000000" style:text-line-through-style="none" style:text-line-through-type="none" style:text-position="0% 100%" fo:letter-spacing="normal" fo:font-style="normal" fo:font-weight="normal" style:letter-kerning="false" style:font-name-asian="Times New Roman2" style:font-family-asian="'Times New Roman'" style:font-family-generic-asian="system" style:font-pitch-asian="variable" style:font-style-asian="normal" style:font-weight-asian="normal" style:font-name-complex="Times New Roman2" style:font-family-complex="'Times New Roman'" style:font-family-generic-complex="system" style:font-pitch-complex="variable" style:font-style-complex="normal" style:font-weight-complex="normal" style:text-scale="100%"/>
    </style:style>
    <style:style style:name="ListLabel_20_468" style:display-name="ListLabel 468" style:family="text">
      <style:text-properties fo:font-variant="normal" fo:text-transform="none" fo:color="#000000" style:text-line-through-style="none" style:text-line-through-type="none" style:text-position="0% 100%" fo:letter-spacing="normal" fo:font-style="normal" fo:font-weight="normal" style:letter-kerning="false" style:font-name-asian="Times New Roman2" style:font-family-asian="'Times New Roman'" style:font-family-generic-asian="system" style:font-pitch-asian="variable" style:font-style-asian="normal" style:font-weight-asian="normal" style:font-name-complex="Times New Roman2" style:font-family-complex="'Times New Roman'" style:font-family-generic-complex="system" style:font-pitch-complex="variable" style:font-style-complex="normal" style:font-weight-complex="normal" style:text-scale="100%"/>
    </style:style>
    <style:style style:name="ListLabel_20_478" style:display-name="ListLabel 478"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479" style:display-name="ListLabel 479"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480" style:display-name="ListLabel 480"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481" style:display-name="ListLabel 481"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482" style:display-name="ListLabel 482"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483" style:display-name="ListLabel 483"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484" style:display-name="ListLabel 484"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485" style:display-name="ListLabel 485"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486" style:display-name="ListLabel 486"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878" style:display-name="ListLabel 878" style:family="text">
      <style:text-properties style:font-name-complex="Courier New2" style:font-family-complex="'Courier New'" style:font-family-generic-complex="system" style:font-pitch-complex="variable"/>
    </style:style>
    <style:style style:name="ListLabel_20_879" style:display-name="ListLabel 879" style:family="text">
      <style:text-properties style:font-name-complex="Courier New2" style:font-family-complex="'Courier New'" style:font-family-generic-complex="system" style:font-pitch-complex="variable"/>
    </style:style>
    <style:style style:name="ListLabel_20_880" style:display-name="ListLabel 880" style:family="text">
      <style:text-properties style:font-name-complex="Courier New2" style:font-family-complex="'Courier New'" style:font-family-generic-complex="system" style:font-pitch-complex="variable"/>
    </style:style>
    <style:style style:name="ListLabel_20_885" style:display-name="ListLabel 885" style:family="text">
      <style:text-properties style:font-name-complex="Courier New2" style:font-family-complex="'Courier New'" style:font-family-generic-complex="system" style:font-pitch-complex="variable"/>
    </style:style>
    <style:style style:name="ListLabel_20_886" style:display-name="ListLabel 886" style:family="text">
      <style:text-properties style:font-name-complex="Courier New2" style:font-family-complex="'Courier New'" style:font-family-generic-complex="system" style:font-pitch-complex="variable"/>
    </style:style>
    <style:style style:name="ListLabel_20_887" style:display-name="ListLabel 887" style:family="text">
      <style:text-properties style:font-name-complex="Courier New2" style:font-family-complex="'Courier New'" style:font-family-generic-complex="system" style:font-pitch-complex="variable"/>
    </style:style>
    <style:style style:name="ListLabel_20_897" style:display-name="ListLabel 897" style:family="text">
      <style:text-properties fo:font-variant="normal" fo:text-transform="none" fo:color="#0000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898" style:display-name="ListLabel 898"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letter-spacing="normal" fo:font-style="normal" fo:font-weight="normal" style:letter-kerning="false" style:font-style-asian="normal" style:font-weight-asian="normal" style:font-style-complex="normal" style:font-weight-complex="normal" style:text-scale="100%"/>
    </style:style>
    <style:style style:name="ListLabel_20_899" style:display-name="ListLabel 899"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900" style:display-name="ListLabel 900"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901" style:display-name="ListLabel 901"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902" style:display-name="ListLabel 902"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903" style:display-name="ListLabel 903"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904" style:display-name="ListLabel 904"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905" style:display-name="ListLabel 905"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568" style:display-name="ListLabel 568"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569" style:display-name="ListLabel 569"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570" style:display-name="ListLabel 570"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571" style:display-name="ListLabel 571"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572" style:display-name="ListLabel 572"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573" style:display-name="ListLabel 573"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574" style:display-name="ListLabel 574"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575" style:display-name="ListLabel 575"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576" style:display-name="ListLabel 576"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586" style:display-name="ListLabel 586"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587" style:display-name="ListLabel 587"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588" style:display-name="ListLabel 588"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589" style:display-name="ListLabel 589"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590" style:display-name="ListLabel 590"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591" style:display-name="ListLabel 591"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592" style:display-name="ListLabel 592"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593" style:display-name="ListLabel 593"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594" style:display-name="ListLabel 594"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604" style:display-name="ListLabel 604"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605" style:display-name="ListLabel 605"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606" style:display-name="ListLabel 606"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607" style:display-name="ListLabel 607"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608" style:display-name="ListLabel 608"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609" style:display-name="ListLabel 609"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610" style:display-name="ListLabel 610"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611" style:display-name="ListLabel 611"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612" style:display-name="ListLabel 612"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622" style:display-name="ListLabel 622"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623" style:display-name="ListLabel 623"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624" style:display-name="ListLabel 624"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625" style:display-name="ListLabel 625"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626" style:display-name="ListLabel 626"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627" style:display-name="ListLabel 627"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628" style:display-name="ListLabel 628"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629" style:display-name="ListLabel 629"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630" style:display-name="ListLabel 630"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640" style:display-name="ListLabel 64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641" style:display-name="ListLabel 641"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642" style:display-name="ListLabel 642"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643" style:display-name="ListLabel 643"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644" style:display-name="ListLabel 644"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645" style:display-name="ListLabel 645"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646" style:display-name="ListLabel 646"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647" style:display-name="ListLabel 647"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648" style:display-name="ListLabel 648" style:family="text">
      <style:text-properties fo:font-variant="normal" fo:text-transform="none" fo:color="#0000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14">
      <text:list-level-style-number text:level="1" text:style-name="ListLabel_20_667"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68" style:num-suffix="." style:num-format="a" style:num-letter-sync="true">
        <style:list-level-properties text:list-level-position-and-space-mode="label-alignment">
          <style:list-level-label-alignment text:label-followed-by="listtab" fo:text-indent="-0.635cm" fo:margin-left="1.842cm"/>
        </style:list-level-properties>
      </text:list-level-style-number>
      <text:list-level-style-number text:level="3" text:style-name="ListLabel_20_669" style:num-suffix="." style:num-format="i">
        <style:list-level-properties text:list-level-position-and-space-mode="label-alignment">
          <style:list-level-label-alignment text:label-followed-by="listtab" fo:text-indent="-0.503cm" fo:margin-left="3.112cm"/>
        </style:list-level-properties>
      </text:list-level-style-number>
      <text:list-level-style-number text:level="4" text:style-name="ListLabel_20_670" style:num-suffix="." style:num-format="1">
        <style:list-level-properties text:list-level-position-and-space-mode="label-alignment">
          <style:list-level-label-alignment text:label-followed-by="listtab" fo:text-indent="-0.635cm" fo:margin-left="4.382cm"/>
        </style:list-level-properties>
      </text:list-level-style-number>
      <text:list-level-style-number text:level="5" text:style-name="ListLabel_20_671" style:num-suffix="." style:num-format="a" style:num-letter-sync="true">
        <style:list-level-properties text:list-level-position-and-space-mode="label-alignment">
          <style:list-level-label-alignment text:label-followed-by="listtab" fo:text-indent="-0.635cm" fo:margin-left="5.652cm"/>
        </style:list-level-properties>
      </text:list-level-style-number>
      <text:list-level-style-number text:level="6" text:style-name="ListLabel_20_672" style:num-suffix="." style:num-format="i">
        <style:list-level-properties text:list-level-position-and-space-mode="label-alignment">
          <style:list-level-label-alignment text:label-followed-by="listtab" fo:text-indent="-0.503cm" fo:margin-left="6.922cm"/>
        </style:list-level-properties>
      </text:list-level-style-number>
      <text:list-level-style-number text:level="7" text:style-name="ListLabel_20_673" style:num-suffix="." style:num-format="1">
        <style:list-level-properties text:list-level-position-and-space-mode="label-alignment">
          <style:list-level-label-alignment text:label-followed-by="listtab" fo:text-indent="-0.635cm" fo:margin-left="8.192cm"/>
        </style:list-level-properties>
      </text:list-level-style-number>
      <text:list-level-style-number text:level="8" text:style-name="ListLabel_20_674" style:num-suffix="." style:num-format="a" style:num-letter-sync="true">
        <style:list-level-properties text:list-level-position-and-space-mode="label-alignment">
          <style:list-level-label-alignment text:label-followed-by="listtab" fo:text-indent="-0.635cm" fo:margin-left="9.462cm"/>
        </style:list-level-properties>
      </text:list-level-style-number>
      <text:list-level-style-number text:level="9" text:style-name="ListLabel_20_675" style:num-suffix="." style:num-format="i">
        <style:list-level-properties text:list-level-position-and-space-mode="label-alignment">
          <style:list-level-label-alignment text:label-followed-by="listtab" fo:text-indent="-0.503cm" fo:margin-left="10.7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4"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5" style:num-suffix="•" text:bullet-char="•">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text:style-name="ListLabel_20_42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25" style:num-suffix="." style:num-format="1">
        <style:list-level-properties text:list-level-position-and-space-mode="label-alignment">
          <style:list-level-label-alignment text:label-followed-by="listtab" fo:text-indent="-0.568cm" fo:margin-left="2.54cm"/>
        </style:list-level-properties>
      </text:list-level-style-number>
      <text:list-level-style-number text:level="3" text:style-name="ListLabel_20_426" style:num-suffix="." style:num-format="i">
        <style:list-level-properties text:list-level-position-and-space-mode="label-alignment">
          <style:list-level-label-alignment text:label-followed-by="listtab" fo:text-indent="-0.503cm" fo:margin-left="3.81cm"/>
        </style:list-level-properties>
      </text:list-level-style-number>
      <text:list-level-style-number text:level="4" text:style-name="ListLabel_20_427"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text:style-name="ListLabel_20_428"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6" text:style-name="ListLabel_20_429" style:num-suffix="." style:num-format="i">
        <style:list-level-properties text:list-level-position-and-space-mode="label-alignment">
          <style:list-level-label-alignment text:label-followed-by="listtab" fo:text-indent="-0.497cm" fo:margin-left="3.175cm"/>
        </style:list-level-properties>
      </text:list-level-style-number>
      <text:list-level-style-number text:level="7" text:style-name="ListLabel_20_43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43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432" style:num-suffix="." style:num-format="i">
        <style:list-level-properties text:list-level-position-and-space-mode="label-alignment">
          <style:list-level-label-alignment text:label-followed-by="listtab" fo:text-indent="-0.497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style-name="ListLabel_20_442" style:num-suffix="•" text:bullet-char="•">
        <style:list-level-properties text:list-level-position-and-space-mode="label-alignment">
          <style:list-level-label-alignment text:label-followed-by="listtab" text:list-tab-stop-position="2.54cm" fo:text-indent="-0.635cm" fo:margin-left="0.635cm"/>
        </style:list-level-properties>
        <style:text-properties style:font-name="Symbol"/>
      </text:list-level-style-bullet>
      <text:list-level-style-bullet text:level="2" text:style-name="ListLabel_20_443" style:num-suffix="o" text:bullet-char="o">
        <style:list-level-properties text:list-level-position-and-space-mode="label-alignment">
          <style:list-level-label-alignment text:label-followed-by="listtab" text:list-tab-stop-position="2.54cm" fo:text-indent="-0.635cm" fo:margin-left="1.905cm"/>
        </style:list-level-properties>
        <style:text-properties style:font-name="Arial Unicode MS"/>
      </text:list-level-style-bullet>
      <text:list-level-style-bullet text:level="3" text:style-name="ListLabel_20_444"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Unicode MS"/>
      </text:list-level-style-bullet>
      <text:list-level-style-bullet text:level="4" text:style-name="ListLabel_20_445" style:num-suffix="▪" text:bullet-char="▪">
        <style:list-level-properties text:list-level-position-and-space-mode="label-alignment">
          <style:list-level-label-alignment text:label-followed-by="listtab" text:list-tab-stop-position="2.54cm" fo:text-indent="-0.635cm" fo:margin-left="4.445cm"/>
        </style:list-level-properties>
        <style:text-properties style:font-name="Arial Unicode MS"/>
      </text:list-level-style-bullet>
      <text:list-level-style-bullet text:level="5" text:style-name="ListLabel_20_446" style:num-suffix="▪" text:bullet-char="▪">
        <style:list-level-properties text:list-level-position-and-space-mode="label-alignment">
          <style:list-level-label-alignment text:label-followed-by="listtab" text:list-tab-stop-position="2.54cm" fo:text-indent="-0.635cm" fo:margin-left="5.715cm"/>
        </style:list-level-properties>
        <style:text-properties style:font-name="Arial Unicode MS"/>
      </text:list-level-style-bullet>
      <text:list-level-style-bullet text:level="6" text:style-name="ListLabel_20_447" style:num-suffix="▪" text:bullet-char="▪">
        <style:list-level-properties text:list-level-position-and-space-mode="label-alignment">
          <style:list-level-label-alignment text:label-followed-by="listtab" text:list-tab-stop-position="2.54cm" fo:text-indent="-0.635cm" fo:margin-left="6.985cm"/>
        </style:list-level-properties>
        <style:text-properties style:font-name="Arial Unicode MS"/>
      </text:list-level-style-bullet>
      <text:list-level-style-bullet text:level="7" text:style-name="ListLabel_20_448" style:num-suffix="▪" text:bullet-char="▪">
        <style:list-level-properties text:list-level-position-and-space-mode="label-alignment">
          <style:list-level-label-alignment text:label-followed-by="listtab" text:list-tab-stop-position="2.54cm" fo:text-indent="-0.635cm" fo:margin-left="8.255cm"/>
        </style:list-level-properties>
        <style:text-properties style:font-name="Arial Unicode MS"/>
      </text:list-level-style-bullet>
      <text:list-level-style-bullet text:level="8" text:style-name="ListLabel_20_449" style:num-suffix="▪" text:bullet-char="▪">
        <style:list-level-properties text:list-level-position-and-space-mode="label-alignment">
          <style:list-level-label-alignment text:label-followed-by="listtab" text:list-tab-stop-position="2.54cm" fo:text-indent="-0.635cm" fo:margin-left="9.525cm"/>
        </style:list-level-properties>
        <style:text-properties style:font-name="Arial Unicode MS"/>
      </text:list-level-style-bullet>
      <text:list-level-style-bullet text:level="9" text:style-name="ListLabel_20_450" style:num-suffix="▪" text:bullet-char="▪">
        <style:list-level-properties text:list-level-position-and-space-mode="label-alignment">
          <style:list-level-label-alignment text:label-followed-by="listtab" text:list-tab-stop-position="2.54cm" fo:text-indent="-0.635cm" fo:margin-left="10.795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bullet text:level="1" text:style-name="ListLabel_20_460" style:num-suffix="•" text:bullet-char="•">
        <style:list-level-properties text:list-level-position-and-space-mode="label-alignment">
          <style:list-level-label-alignment text:label-followed-by="listtab" fo:text-indent="-0.635cm" fo:margin-left="3.175cm"/>
        </style:list-level-properties>
        <style:text-properties style:font-name="Times New Roman1"/>
      </text:list-level-style-bullet>
      <text:list-level-style-bullet text:level="2" text:style-name="ListLabel_20_461" style:num-suffix="o" text:bullet-char="o">
        <style:list-level-properties text:list-level-position-and-space-mode="label-alignment">
          <style:list-level-label-alignment text:label-followed-by="listtab" fo:text-indent="-0.635cm" fo:margin-left="4.445cm"/>
        </style:list-level-properties>
        <style:text-properties style:font-name="Times New Roman1"/>
      </text:list-level-style-bullet>
      <text:list-level-style-bullet text:level="3" text:style-name="ListLabel_20_462" style:num-suffix="▪" text:bullet-char="▪">
        <style:list-level-properties text:list-level-position-and-space-mode="label-alignment">
          <style:list-level-label-alignment text:label-followed-by="listtab" fo:text-indent="-0.635cm" fo:margin-left="5.715cm"/>
        </style:list-level-properties>
        <style:text-properties style:font-name="Times New Roman1"/>
      </text:list-level-style-bullet>
      <text:list-level-style-bullet text:level="4" text:style-name="ListLabel_20_463" style:num-suffix="•" text:bullet-char="•">
        <style:list-level-properties text:list-level-position-and-space-mode="label-alignment">
          <style:list-level-label-alignment text:label-followed-by="listtab" fo:text-indent="-0.635cm" fo:margin-left="6.985cm"/>
        </style:list-level-properties>
        <style:text-properties style:font-name="Times New Roman1"/>
      </text:list-level-style-bullet>
      <text:list-level-style-bullet text:level="5" text:style-name="ListLabel_20_464" style:num-suffix="o" text:bullet-char="o">
        <style:list-level-properties text:list-level-position-and-space-mode="label-alignment">
          <style:list-level-label-alignment text:label-followed-by="listtab" fo:text-indent="-0.635cm" fo:margin-left="8.255cm"/>
        </style:list-level-properties>
        <style:text-properties style:font-name="Times New Roman1"/>
      </text:list-level-style-bullet>
      <text:list-level-style-bullet text:level="6" text:style-name="ListLabel_20_465" style:num-suffix="▪" text:bullet-char="▪">
        <style:list-level-properties text:list-level-position-and-space-mode="label-alignment">
          <style:list-level-label-alignment text:label-followed-by="listtab" fo:text-indent="-0.635cm" fo:margin-left="9.525cm"/>
        </style:list-level-properties>
        <style:text-properties style:font-name="Times New Roman1"/>
      </text:list-level-style-bullet>
      <text:list-level-style-bullet text:level="7" text:style-name="ListLabel_20_466" style:num-suffix="•" text:bullet-char="•">
        <style:list-level-properties text:list-level-position-and-space-mode="label-alignment">
          <style:list-level-label-alignment text:label-followed-by="listtab" fo:text-indent="-0.635cm" fo:margin-left="10.795cm"/>
        </style:list-level-properties>
        <style:text-properties style:font-name="Times New Roman1"/>
      </text:list-level-style-bullet>
      <text:list-level-style-bullet text:level="8" text:style-name="ListLabel_20_467" style:num-suffix="o" text:bullet-char="o">
        <style:list-level-properties text:list-level-position-and-space-mode="label-alignment">
          <style:list-level-label-alignment text:label-followed-by="listtab" fo:text-indent="-0.635cm" fo:margin-left="12.065cm"/>
        </style:list-level-properties>
        <style:text-properties style:font-name="Times New Roman1"/>
      </text:list-level-style-bullet>
      <text:list-level-style-bullet text:level="9" text:style-name="ListLabel_20_468" style:num-suffix="▪" text:bullet-char="▪">
        <style:list-level-properties text:list-level-position-and-space-mode="label-alignment">
          <style:list-level-label-alignment text:label-followed-by="listtab" fo:text-indent="-0.635cm" fo:margin-left="13.335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bullet text:level="1" text:style-name="ListLabel_20_478" style:num-suffix="•" text:bullet-char="•">
        <style:list-level-properties text:list-level-position-and-space-mode="label-alignment">
          <style:list-level-label-alignment text:label-followed-by="listtab" text:list-tab-stop-position="1.27cm" fo:margin-left="0.635cm"/>
        </style:list-level-properties>
        <style:text-properties style:font-name="Symbol"/>
      </text:list-level-style-bullet>
      <text:list-level-style-bullet text:level="2" text:style-name="ListLabel_20_479" style:num-suffix="o" text:bullet-char="o">
        <style:list-level-properties text:list-level-position-and-space-mode="label-alignment">
          <style:list-level-label-alignment text:label-followed-by="listtab" text:list-tab-stop-position="2.54cm" fo:margin-left="1.905cm"/>
        </style:list-level-properties>
        <style:text-properties style:font-name="Arial Unicode MS"/>
      </text:list-level-style-bullet>
      <text:list-level-style-bullet text:level="3" text:style-name="ListLabel_20_480" style:num-suffix="▪" text:bullet-char="▪">
        <style:list-level-properties text:list-level-position-and-space-mode="label-alignment">
          <style:list-level-label-alignment text:label-followed-by="listtab" text:list-tab-stop-position="3.81cm" fo:margin-left="3.175cm"/>
        </style:list-level-properties>
        <style:text-properties style:font-name="Arial Unicode MS"/>
      </text:list-level-style-bullet>
      <text:list-level-style-bullet text:level="4" text:style-name="ListLabel_20_481" style:num-suffix="▪" text:bullet-char="▪">
        <style:list-level-properties text:list-level-position-and-space-mode="label-alignment">
          <style:list-level-label-alignment text:label-followed-by="listtab" text:list-tab-stop-position="5.08cm" fo:margin-left="4.445cm"/>
        </style:list-level-properties>
        <style:text-properties style:font-name="Arial Unicode MS"/>
      </text:list-level-style-bullet>
      <text:list-level-style-bullet text:level="5" text:style-name="ListLabel_20_482" style:num-suffix="▪" text:bullet-char="▪">
        <style:list-level-properties text:list-level-position-and-space-mode="label-alignment">
          <style:list-level-label-alignment text:label-followed-by="listtab" text:list-tab-stop-position="6.35cm" fo:margin-left="5.715cm"/>
        </style:list-level-properties>
        <style:text-properties style:font-name="Arial Unicode MS"/>
      </text:list-level-style-bullet>
      <text:list-level-style-bullet text:level="6" text:style-name="ListLabel_20_483" style:num-suffix="▪" text:bullet-char="▪">
        <style:list-level-properties text:list-level-position-and-space-mode="label-alignment">
          <style:list-level-label-alignment text:label-followed-by="listtab" text:list-tab-stop-position="7.62cm" fo:margin-left="6.985cm"/>
        </style:list-level-properties>
        <style:text-properties style:font-name="Arial Unicode MS"/>
      </text:list-level-style-bullet>
      <text:list-level-style-bullet text:level="7" text:style-name="ListLabel_20_484" style:num-suffix="▪" text:bullet-char="▪">
        <style:list-level-properties text:list-level-position-and-space-mode="label-alignment">
          <style:list-level-label-alignment text:label-followed-by="listtab" text:list-tab-stop-position="8.89cm" fo:margin-left="8.255cm"/>
        </style:list-level-properties>
        <style:text-properties style:font-name="Arial Unicode MS"/>
      </text:list-level-style-bullet>
      <text:list-level-style-bullet text:level="8" text:style-name="ListLabel_20_485" style:num-suffix="▪" text:bullet-char="▪">
        <style:list-level-properties text:list-level-position-and-space-mode="label-alignment">
          <style:list-level-label-alignment text:label-followed-by="listtab" text:list-tab-stop-position="10.16cm" fo:margin-left="9.525cm"/>
        </style:list-level-properties>
        <style:text-properties style:font-name="Arial Unicode MS"/>
      </text:list-level-style-bullet>
      <text:list-level-style-bullet text:level="9" text:style-name="ListLabel_20_486" style:num-suffix="▪" text:bullet-char="▪">
        <style:list-level-properties text:list-level-position-and-space-mode="label-alignment">
          <style:list-level-label-alignment text:label-followed-by="listtab" text:list-tab-stop-position="11.43cm" fo:margin-left="10.795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7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7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8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885"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886"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887"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bullet text:level="1" text:style-name="ListLabel_20_897" style:num-suffix="•" text:bullet-char="•">
        <style:list-level-properties text:list-level-position-and-space-mode="label-alignment">
          <style:list-level-label-alignment text:label-followed-by="listtab" text:list-tab-stop-position="2.223cm" fo:text-indent="-0.757cm" fo:margin-left="1.392cm"/>
        </style:list-level-properties>
        <style:text-properties style:font-name="Symbol"/>
      </text:list-level-style-bullet>
      <text:list-level-style-bullet text:level="2" text:style-name="ListLabel_20_898" style:num-suffix="" text:bullet-char="">
        <style:list-level-properties text:list-level-position-and-space-mode="label-alignment">
          <style:list-level-label-alignment text:label-followed-by="listtab" text:list-tab-stop-position="2.223cm" fo:text-indent="-0.635cm" fo:margin-left="1.746cm"/>
        </style:list-level-properties>
        <style:text-properties style:font-name="Symbol"/>
      </text:list-level-style-bullet>
      <text:list-level-style-bullet text:level="3" text:style-name="ListLabel_20_899" style:num-suffix="▪" text:bullet-char="▪">
        <style:list-level-properties text:list-level-position-and-space-mode="label-alignment">
          <style:list-level-label-alignment text:label-followed-by="listtab" text:list-tab-stop-position="2.223cm" fo:text-indent="-0.635cm" fo:margin-left="3.016cm"/>
        </style:list-level-properties>
        <style:text-properties style:font-name="Arial Unicode MS"/>
      </text:list-level-style-bullet>
      <text:list-level-style-bullet text:level="4" text:style-name="ListLabel_20_900" style:num-suffix="▪" text:bullet-char="▪">
        <style:list-level-properties text:list-level-position-and-space-mode="label-alignment">
          <style:list-level-label-alignment text:label-followed-by="listtab" text:list-tab-stop-position="2.223cm" fo:text-indent="-0.635cm" fo:margin-left="4.286cm"/>
        </style:list-level-properties>
        <style:text-properties style:font-name="Arial Unicode MS"/>
      </text:list-level-style-bullet>
      <text:list-level-style-bullet text:level="5" text:style-name="ListLabel_20_901" style:num-suffix="▪" text:bullet-char="▪">
        <style:list-level-properties text:list-level-position-and-space-mode="label-alignment">
          <style:list-level-label-alignment text:label-followed-by="listtab" text:list-tab-stop-position="2.223cm" fo:text-indent="-0.635cm" fo:margin-left="5.556cm"/>
        </style:list-level-properties>
        <style:text-properties style:font-name="Arial Unicode MS"/>
      </text:list-level-style-bullet>
      <text:list-level-style-bullet text:level="6" text:style-name="ListLabel_20_902" style:num-suffix="▪" text:bullet-char="▪">
        <style:list-level-properties text:list-level-position-and-space-mode="label-alignment">
          <style:list-level-label-alignment text:label-followed-by="listtab" text:list-tab-stop-position="2.223cm" fo:text-indent="-0.635cm" fo:margin-left="6.826cm"/>
        </style:list-level-properties>
        <style:text-properties style:font-name="Arial Unicode MS"/>
      </text:list-level-style-bullet>
      <text:list-level-style-bullet text:level="7" text:style-name="ListLabel_20_903" style:num-suffix="▪" text:bullet-char="▪">
        <style:list-level-properties text:list-level-position-and-space-mode="label-alignment">
          <style:list-level-label-alignment text:label-followed-by="listtab" text:list-tab-stop-position="2.223cm" fo:text-indent="-0.635cm" fo:margin-left="8.096cm"/>
        </style:list-level-properties>
        <style:text-properties style:font-name="Arial Unicode MS"/>
      </text:list-level-style-bullet>
      <text:list-level-style-bullet text:level="8" text:style-name="ListLabel_20_904" style:num-suffix="▪" text:bullet-char="▪">
        <style:list-level-properties text:list-level-position-and-space-mode="label-alignment">
          <style:list-level-label-alignment text:label-followed-by="listtab" text:list-tab-stop-position="2.223cm" fo:text-indent="-0.635cm" fo:margin-left="9.366cm"/>
        </style:list-level-properties>
        <style:text-properties style:font-name="Arial Unicode MS"/>
      </text:list-level-style-bullet>
      <text:list-level-style-bullet text:level="9" text:style-name="ListLabel_20_905" style:num-suffix="▪" text:bullet-char="▪">
        <style:list-level-properties text:list-level-position-and-space-mode="label-alignment">
          <style:list-level-label-alignment text:label-followed-by="listtab" text:list-tab-stop-position="2.223cm" fo:text-indent="-0.635cm" fo:margin-left="10.636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bullet text:level="1" text:style-name="ListLabel_20_568" style:num-suffix="•" text:bullet-char="•">
        <style:list-level-properties text:list-level-position-and-space-mode="label-alignment">
          <style:list-level-label-alignment text:label-followed-by="listtab" text:list-tab-stop-position="1.27cm" fo:margin-left="0.635cm"/>
        </style:list-level-properties>
        <style:text-properties style:font-name="Symbol"/>
      </text:list-level-style-bullet>
      <text:list-level-style-bullet text:level="2" text:style-name="ListLabel_20_569" style:num-suffix="o" text:bullet-char="o">
        <style:list-level-properties text:list-level-position-and-space-mode="label-alignment">
          <style:list-level-label-alignment text:label-followed-by="listtab" text:list-tab-stop-position="2.54cm" fo:margin-left="1.905cm"/>
        </style:list-level-properties>
        <style:text-properties style:font-name="Arial Unicode MS"/>
      </text:list-level-style-bullet>
      <text:list-level-style-bullet text:level="3" text:style-name="ListLabel_20_570" style:num-suffix="▪" text:bullet-char="▪">
        <style:list-level-properties text:list-level-position-and-space-mode="label-alignment">
          <style:list-level-label-alignment text:label-followed-by="listtab" text:list-tab-stop-position="3.81cm" fo:margin-left="3.175cm"/>
        </style:list-level-properties>
        <style:text-properties style:font-name="Arial Unicode MS"/>
      </text:list-level-style-bullet>
      <text:list-level-style-bullet text:level="4" text:style-name="ListLabel_20_571" style:num-suffix="▪" text:bullet-char="▪">
        <style:list-level-properties text:list-level-position-and-space-mode="label-alignment">
          <style:list-level-label-alignment text:label-followed-by="listtab" text:list-tab-stop-position="5.08cm" fo:margin-left="4.445cm"/>
        </style:list-level-properties>
        <style:text-properties style:font-name="Arial Unicode MS"/>
      </text:list-level-style-bullet>
      <text:list-level-style-bullet text:level="5" text:style-name="ListLabel_20_572" style:num-suffix="▪" text:bullet-char="▪">
        <style:list-level-properties text:list-level-position-and-space-mode="label-alignment">
          <style:list-level-label-alignment text:label-followed-by="listtab" text:list-tab-stop-position="6.35cm" fo:margin-left="5.715cm"/>
        </style:list-level-properties>
        <style:text-properties style:font-name="Arial Unicode MS"/>
      </text:list-level-style-bullet>
      <text:list-level-style-bullet text:level="6" text:style-name="ListLabel_20_573" style:num-suffix="▪" text:bullet-char="▪">
        <style:list-level-properties text:list-level-position-and-space-mode="label-alignment">
          <style:list-level-label-alignment text:label-followed-by="listtab" text:list-tab-stop-position="7.62cm" fo:margin-left="6.985cm"/>
        </style:list-level-properties>
        <style:text-properties style:font-name="Arial Unicode MS"/>
      </text:list-level-style-bullet>
      <text:list-level-style-bullet text:level="7" text:style-name="ListLabel_20_574" style:num-suffix="▪" text:bullet-char="▪">
        <style:list-level-properties text:list-level-position-and-space-mode="label-alignment">
          <style:list-level-label-alignment text:label-followed-by="listtab" text:list-tab-stop-position="8.89cm" fo:margin-left="8.255cm"/>
        </style:list-level-properties>
        <style:text-properties style:font-name="Arial Unicode MS"/>
      </text:list-level-style-bullet>
      <text:list-level-style-bullet text:level="8" text:style-name="ListLabel_20_575" style:num-suffix="▪" text:bullet-char="▪">
        <style:list-level-properties text:list-level-position-and-space-mode="label-alignment">
          <style:list-level-label-alignment text:label-followed-by="listtab" text:list-tab-stop-position="10.16cm" fo:margin-left="9.525cm"/>
        </style:list-level-properties>
        <style:text-properties style:font-name="Arial Unicode MS"/>
      </text:list-level-style-bullet>
      <text:list-level-style-bullet text:level="9" text:style-name="ListLabel_20_576" style:num-suffix="▪" text:bullet-char="▪">
        <style:list-level-properties text:list-level-position-and-space-mode="label-alignment">
          <style:list-level-label-alignment text:label-followed-by="listtab" text:list-tab-stop-position="11.43cm" fo:margin-left="10.795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bullet text:level="1" text:style-name="ListLabel_20_586" style:num-suffix="•" text:bullet-char="•">
        <style:list-level-properties text:list-level-position-and-space-mode="label-alignment">
          <style:list-level-label-alignment text:label-followed-by="listtab" text:list-tab-stop-position="1.905cm" fo:text-indent="-0.635cm" fo:margin-left="1.27cm"/>
        </style:list-level-properties>
        <style:text-properties style:font-name="Symbol"/>
      </text:list-level-style-bullet>
      <text:list-level-style-bullet text:level="2" text:style-name="ListLabel_20_587" style:num-suffix="o" text:bullet-char="o">
        <style:list-level-properties text:list-level-position-and-space-mode="label-alignment">
          <style:list-level-label-alignment text:label-followed-by="listtab" text:list-tab-stop-position="1.905cm" fo:text-indent="-0.635cm" fo:margin-left="2.54cm"/>
        </style:list-level-properties>
        <style:text-properties style:font-name="Arial Unicode MS"/>
      </text:list-level-style-bullet>
      <text:list-level-style-bullet text:level="3" text:style-name="ListLabel_20_588" style:num-suffix="▪" text:bullet-char="▪">
        <style:list-level-properties text:list-level-position-and-space-mode="label-alignment">
          <style:list-level-label-alignment text:label-followed-by="listtab" text:list-tab-stop-position="1.905cm" fo:text-indent="-0.635cm" fo:margin-left="3.81cm"/>
        </style:list-level-properties>
        <style:text-properties style:font-name="Arial Unicode MS"/>
      </text:list-level-style-bullet>
      <text:list-level-style-bullet text:level="4" text:style-name="ListLabel_20_589" style:num-suffix="▪" text:bullet-char="▪">
        <style:list-level-properties text:list-level-position-and-space-mode="label-alignment">
          <style:list-level-label-alignment text:label-followed-by="listtab" text:list-tab-stop-position="1.905cm" fo:text-indent="-0.635cm" fo:margin-left="5.08cm"/>
        </style:list-level-properties>
        <style:text-properties style:font-name="Arial Unicode MS"/>
      </text:list-level-style-bullet>
      <text:list-level-style-bullet text:level="5" text:style-name="ListLabel_20_590" style:num-suffix="▪" text:bullet-char="▪">
        <style:list-level-properties text:list-level-position-and-space-mode="label-alignment">
          <style:list-level-label-alignment text:label-followed-by="listtab" text:list-tab-stop-position="1.905cm" fo:text-indent="-0.635cm" fo:margin-left="6.35cm"/>
        </style:list-level-properties>
        <style:text-properties style:font-name="Arial Unicode MS"/>
      </text:list-level-style-bullet>
      <text:list-level-style-bullet text:level="6" text:style-name="ListLabel_20_591" style:num-suffix="▪" text:bullet-char="▪">
        <style:list-level-properties text:list-level-position-and-space-mode="label-alignment">
          <style:list-level-label-alignment text:label-followed-by="listtab" text:list-tab-stop-position="1.905cm" fo:text-indent="-0.635cm" fo:margin-left="7.62cm"/>
        </style:list-level-properties>
        <style:text-properties style:font-name="Arial Unicode MS"/>
      </text:list-level-style-bullet>
      <text:list-level-style-bullet text:level="7" text:style-name="ListLabel_20_592" style:num-suffix="▪" text:bullet-char="▪">
        <style:list-level-properties text:list-level-position-and-space-mode="label-alignment">
          <style:list-level-label-alignment text:label-followed-by="listtab" text:list-tab-stop-position="1.905cm" fo:text-indent="-0.635cm" fo:margin-left="8.89cm"/>
        </style:list-level-properties>
        <style:text-properties style:font-name="Arial Unicode MS"/>
      </text:list-level-style-bullet>
      <text:list-level-style-bullet text:level="8" text:style-name="ListLabel_20_593" style:num-suffix="▪" text:bullet-char="▪">
        <style:list-level-properties text:list-level-position-and-space-mode="label-alignment">
          <style:list-level-label-alignment text:label-followed-by="listtab" text:list-tab-stop-position="1.905cm" fo:text-indent="-0.635cm" fo:margin-left="10.16cm"/>
        </style:list-level-properties>
        <style:text-properties style:font-name="Arial Unicode MS"/>
      </text:list-level-style-bullet>
      <text:list-level-style-bullet text:level="9" text:style-name="ListLabel_20_594" style:num-suffix="▪" text:bullet-char="▪">
        <style:list-level-properties text:list-level-position-and-space-mode="label-alignment">
          <style:list-level-label-alignment text:label-followed-by="listtab" text:list-tab-stop-position="1.905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bullet text:level="1" text:style-name="ListLabel_20_60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05" style:num-suffix="o" text:bullet-char="o">
        <style:list-level-properties text:list-level-position-and-space-mode="label-alignment">
          <style:list-level-label-alignment text:label-followed-by="listtab" fo:text-indent="-0.635cm" fo:margin-left="2.54cm"/>
        </style:list-level-properties>
        <style:text-properties style:font-name="Arial Unicode MS"/>
      </text:list-level-style-bullet>
      <text:list-level-style-bullet text:level="3" text:style-name="ListLabel_20_606" style:num-suffix="▪" text:bullet-char="▪">
        <style:list-level-properties text:list-level-position-and-space-mode="label-alignment">
          <style:list-level-label-alignment text:label-followed-by="listtab" fo:text-indent="-0.635cm" fo:margin-left="3.81cm"/>
        </style:list-level-properties>
        <style:text-properties style:font-name="Arial Unicode MS"/>
      </text:list-level-style-bullet>
      <text:list-level-style-bullet text:level="4" text:style-name="ListLabel_20_607" style:num-suffix="▪" text:bullet-char="▪">
        <style:list-level-properties text:list-level-position-and-space-mode="label-alignment">
          <style:list-level-label-alignment text:label-followed-by="listtab" fo:text-indent="-0.635cm" fo:margin-left="5.08cm"/>
        </style:list-level-properties>
        <style:text-properties style:font-name="Arial Unicode MS"/>
      </text:list-level-style-bullet>
      <text:list-level-style-bullet text:level="5" text:style-name="ListLabel_20_608" style:num-suffix="▪" text:bullet-char="▪">
        <style:list-level-properties text:list-level-position-and-space-mode="label-alignment">
          <style:list-level-label-alignment text:label-followed-by="listtab" fo:text-indent="-0.635cm" fo:margin-left="6.35cm"/>
        </style:list-level-properties>
        <style:text-properties style:font-name="Arial Unicode MS"/>
      </text:list-level-style-bullet>
      <text:list-level-style-bullet text:level="6" text:style-name="ListLabel_20_609" style:num-suffix="▪" text:bullet-char="▪">
        <style:list-level-properties text:list-level-position-and-space-mode="label-alignment">
          <style:list-level-label-alignment text:label-followed-by="listtab" fo:text-indent="-0.635cm" fo:margin-left="7.62cm"/>
        </style:list-level-properties>
        <style:text-properties style:font-name="Arial Unicode MS"/>
      </text:list-level-style-bullet>
      <text:list-level-style-bullet text:level="7" text:style-name="ListLabel_20_610" style:num-suffix="▪" text:bullet-char="▪">
        <style:list-level-properties text:list-level-position-and-space-mode="label-alignment">
          <style:list-level-label-alignment text:label-followed-by="listtab" fo:text-indent="-0.635cm" fo:margin-left="8.89cm"/>
        </style:list-level-properties>
        <style:text-properties style:font-name="Arial Unicode MS"/>
      </text:list-level-style-bullet>
      <text:list-level-style-bullet text:level="8" text:style-name="ListLabel_20_611" style:num-suffix="▪" text:bullet-char="▪">
        <style:list-level-properties text:list-level-position-and-space-mode="label-alignment">
          <style:list-level-label-alignment text:label-followed-by="listtab" fo:text-indent="-0.635cm" fo:margin-left="10.16cm"/>
        </style:list-level-properties>
        <style:text-properties style:font-name="Arial Unicode MS"/>
      </text:list-level-style-bullet>
      <text:list-level-style-bullet text:level="9" text:style-name="ListLabel_20_612" style:num-suffix="▪" text:bullet-char="▪">
        <style:list-level-properties text:list-level-position-and-space-mode="label-alignment">
          <style:list-level-label-alignment text:label-followed-by="listtab"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bullet text:level="1" text:style-name="ListLabel_20_62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23" style:num-suffix="o" text:bullet-char="o">
        <style:list-level-properties text:list-level-position-and-space-mode="label-alignment">
          <style:list-level-label-alignment text:label-followed-by="listtab" fo:text-indent="-0.635cm" fo:margin-left="2.54cm"/>
        </style:list-level-properties>
        <style:text-properties style:font-name="Arial Unicode MS"/>
      </text:list-level-style-bullet>
      <text:list-level-style-bullet text:level="3" text:style-name="ListLabel_20_624" style:num-suffix="▪" text:bullet-char="▪">
        <style:list-level-properties text:list-level-position-and-space-mode="label-alignment">
          <style:list-level-label-alignment text:label-followed-by="listtab" fo:text-indent="-0.635cm" fo:margin-left="3.81cm"/>
        </style:list-level-properties>
        <style:text-properties style:font-name="Arial Unicode MS"/>
      </text:list-level-style-bullet>
      <text:list-level-style-bullet text:level="4" text:style-name="ListLabel_20_625" style:num-suffix="▪" text:bullet-char="▪">
        <style:list-level-properties text:list-level-position-and-space-mode="label-alignment">
          <style:list-level-label-alignment text:label-followed-by="listtab" fo:text-indent="-0.635cm" fo:margin-left="5.08cm"/>
        </style:list-level-properties>
        <style:text-properties style:font-name="Arial Unicode MS"/>
      </text:list-level-style-bullet>
      <text:list-level-style-bullet text:level="5" text:style-name="ListLabel_20_626" style:num-suffix="▪" text:bullet-char="▪">
        <style:list-level-properties text:list-level-position-and-space-mode="label-alignment">
          <style:list-level-label-alignment text:label-followed-by="listtab" fo:text-indent="-0.635cm" fo:margin-left="6.35cm"/>
        </style:list-level-properties>
        <style:text-properties style:font-name="Arial Unicode MS"/>
      </text:list-level-style-bullet>
      <text:list-level-style-bullet text:level="6" text:style-name="ListLabel_20_627" style:num-suffix="▪" text:bullet-char="▪">
        <style:list-level-properties text:list-level-position-and-space-mode="label-alignment">
          <style:list-level-label-alignment text:label-followed-by="listtab" fo:text-indent="-0.635cm" fo:margin-left="7.62cm"/>
        </style:list-level-properties>
        <style:text-properties style:font-name="Arial Unicode MS"/>
      </text:list-level-style-bullet>
      <text:list-level-style-bullet text:level="7" text:style-name="ListLabel_20_628" style:num-suffix="▪" text:bullet-char="▪">
        <style:list-level-properties text:list-level-position-and-space-mode="label-alignment">
          <style:list-level-label-alignment text:label-followed-by="listtab" fo:text-indent="-0.635cm" fo:margin-left="8.89cm"/>
        </style:list-level-properties>
        <style:text-properties style:font-name="Arial Unicode MS"/>
      </text:list-level-style-bullet>
      <text:list-level-style-bullet text:level="8" text:style-name="ListLabel_20_629" style:num-suffix="▪" text:bullet-char="▪">
        <style:list-level-properties text:list-level-position-and-space-mode="label-alignment">
          <style:list-level-label-alignment text:label-followed-by="listtab" fo:text-indent="-0.635cm" fo:margin-left="10.16cm"/>
        </style:list-level-properties>
        <style:text-properties style:font-name="Arial Unicode MS"/>
      </text:list-level-style-bullet>
      <text:list-level-style-bullet text:level="9" text:style-name="ListLabel_20_630" style:num-suffix="▪" text:bullet-char="▪">
        <style:list-level-properties text:list-level-position-and-space-mode="label-alignment">
          <style:list-level-label-alignment text:label-followed-by="listtab"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bullet text:level="1" text:style-name="ListLabel_20_64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41" style:num-suffix="o" text:bullet-char="o">
        <style:list-level-properties text:list-level-position-and-space-mode="label-alignment">
          <style:list-level-label-alignment text:label-followed-by="listtab" fo:text-indent="-0.635cm" fo:margin-left="2.54cm"/>
        </style:list-level-properties>
        <style:text-properties style:font-name="Arial Unicode MS"/>
      </text:list-level-style-bullet>
      <text:list-level-style-bullet text:level="3" text:style-name="ListLabel_20_642" style:num-suffix="▪" text:bullet-char="▪">
        <style:list-level-properties text:list-level-position-and-space-mode="label-alignment">
          <style:list-level-label-alignment text:label-followed-by="listtab" fo:text-indent="-0.635cm" fo:margin-left="3.81cm"/>
        </style:list-level-properties>
        <style:text-properties style:font-name="Arial Unicode MS"/>
      </text:list-level-style-bullet>
      <text:list-level-style-bullet text:level="4" text:style-name="ListLabel_20_643" style:num-suffix="▪" text:bullet-char="▪">
        <style:list-level-properties text:list-level-position-and-space-mode="label-alignment">
          <style:list-level-label-alignment text:label-followed-by="listtab" fo:text-indent="-0.635cm" fo:margin-left="5.08cm"/>
        </style:list-level-properties>
        <style:text-properties style:font-name="Arial Unicode MS"/>
      </text:list-level-style-bullet>
      <text:list-level-style-bullet text:level="5" text:style-name="ListLabel_20_644" style:num-suffix="▪" text:bullet-char="▪">
        <style:list-level-properties text:list-level-position-and-space-mode="label-alignment">
          <style:list-level-label-alignment text:label-followed-by="listtab" fo:text-indent="-0.635cm" fo:margin-left="6.35cm"/>
        </style:list-level-properties>
        <style:text-properties style:font-name="Arial Unicode MS"/>
      </text:list-level-style-bullet>
      <text:list-level-style-bullet text:level="6" text:style-name="ListLabel_20_645" style:num-suffix="▪" text:bullet-char="▪">
        <style:list-level-properties text:list-level-position-and-space-mode="label-alignment">
          <style:list-level-label-alignment text:label-followed-by="listtab" fo:text-indent="-0.635cm" fo:margin-left="7.62cm"/>
        </style:list-level-properties>
        <style:text-properties style:font-name="Arial Unicode MS"/>
      </text:list-level-style-bullet>
      <text:list-level-style-bullet text:level="7" text:style-name="ListLabel_20_646" style:num-suffix="▪" text:bullet-char="▪">
        <style:list-level-properties text:list-level-position-and-space-mode="label-alignment">
          <style:list-level-label-alignment text:label-followed-by="listtab" fo:text-indent="-0.635cm" fo:margin-left="8.89cm"/>
        </style:list-level-properties>
        <style:text-properties style:font-name="Arial Unicode MS"/>
      </text:list-level-style-bullet>
      <text:list-level-style-bullet text:level="8" text:style-name="ListLabel_20_647" style:num-suffix="▪" text:bullet-char="▪">
        <style:list-level-properties text:list-level-position-and-space-mode="label-alignment">
          <style:list-level-label-alignment text:label-followed-by="listtab" fo:text-indent="-0.635cm" fo:margin-left="10.16cm"/>
        </style:list-level-properties>
        <style:text-properties style:font-name="Arial Unicode MS"/>
      </text:list-level-style-bullet>
      <text:list-level-style-bullet text:level="9" text:style-name="ListLabel_20_648" style:num-suffix="▪" text:bullet-char="▪">
        <style:list-level-properties text:list-level-position-and-space-mode="label-alignment">
          <style:list-level-label-alignment text:label-followed-by="listtab"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Default">
      <style:paragraph-properties fo:text-align="end" style:justify-single-word="false">
        <style:tab-stops>
          <style:tab-stop style:position="8.255cm" style:type="center"/>
          <style:tab-stop style:position="14.958cm" style:type="right"/>
        </style:tab-stops>
      </style:paragraph-properties>
    </style:style>
    <style:style style:name="MP2" style:family="paragraph" style:parent-style-name="Footer">
      <style:paragraph-properties fo:text-align="center" style:justify-single-word="false">
        <style:tab-stops>
          <style:tab-stop style:position="8.255cm" style:type="center"/>
          <style:tab-stop style:position="14.958cm" style:type="right"/>
        </style:tab-stops>
      </style:paragraph-properties>
    </style:style>
    <style:style style:name="MT1" style:family="text">
      <style:text-properties fo:font-size="11pt" style:font-size-asian="11pt" style:font-size-complex="11pt"/>
    </style:style>
    <style:style style:name="MT2" style:family="text">
      <style:text-properties style:font-name="Times New Roman" style:font-name-asian="Times New Roman2" style:font-name-complex="Times New Roman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8cm" fo:page-height="23.989cm" style:num-format="1" style:print-orientation="portrait" fo:margin-top="1.245cm" fo:margin-bottom="0.508cm" fo:margin-left="1.501cm" fo:margin-right="1.501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256cm" fo:margin-left="0cm" fo:margin-right="0cm" fo:margin-bottom="0.155cm" style:dynamic-spacing="true"/>
      </style:header-style>
      <style:footer-style>
        <style:header-footer-properties fo:min-height="0.991cm" fo:margin-left="0cm" fo:margin-right="0cm" fo:margin-top="0.891cm" style:dynamic-spacing="true"/>
      </style:footer-style>
    </style:page-layout>
    <style:page-layout style:name="Mpm3">
      <style:page-layout-properties fo:page-width="18cm" fo:page-height="23.989cm" style:num-format="1" style:print-orientation="portrait" fo:margin-top="1.245cm" fo:margin-bottom="0.508cm" fo:margin-left="1.501cm" fo:margin-right="1.501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254cm" fo:margin-left="0cm" fo:margin-right="0cm" fo:margin-bottom="0.153cm" style:dynamic-spacing="true"/>
      </style:header-style>
      <style:footer-style>
        <style:header-footer-properties fo:min-height="0.991cm" fo:margin-left="0cm" fo:margin-right="0cm" fo:margin-top="0.891cm" style:dynamic-spacing="true"/>
      </style:footer-style>
    </style:page-layout>
    <style:page-layout style:name="Mpm4">
      <style:page-layout-properties fo:page-width="18cm" fo:page-height="23.989cm" style:num-format="1" style:print-orientation="portrait" fo:margin-top="1.245cm" fo:margin-bottom="0.508cm" fo:margin-left="1.501cm" fo:margin-right="1.501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254cm" fo:margin-left="0cm" fo:margin-right="0cm" fo:margin-bottom="0.153cm" style:dynamic-spacing="true"/>
      </style:header-style>
      <style:footer-style>
        <style:header-footer-properties fo:min-height="0.993cm" fo:margin-left="0cm" fo:margin-right="0cm" fo:margin-top="0.893cm" style:dynamic-spacing="true"/>
      </style:footer-style>
    </style:page-layout>
  </office:automatic-styles>
  <office:master-styles>
    <style:master-page style:name="Standard" style:page-layout-name="Mpm1"/>
    <style:master-page style:name="Converted9" style:page-layout-name="Mpm2">
      <style:header>
        <text:p text:style-name="MP1"><text:span text:style-name="MT1">LAB NO: 4</text:span></text:p>
      </style:header>
      <style:footer>
        <text:p text:style-name="MP2"><text:span text:style-name="apple-converted-space"><text:span text:style-name="MT2"><text:page-number text:select-page="current">5</text:page-number></text:span></text:span></text:p>
      </style:footer>
    </style:master-page>
    <style:master-page style:name="Converted10" style:page-layout-name="Mpm3">
      <style:header>
        <text:p text:style-name="MP1"><text:span text:style-name="MT1">LAB NO: 5</text:span></text:p>
      </style:header>
      <style:footer>
        <text:p text:style-name="MP2"><text:span text:style-name="apple-converted-space"><text:span text:style-name="MT2"><text:page-number text:select-page="current">10</text:page-number></text:span></text:span></text:p>
      </style:footer>
    </style:master-page>
    <style:master-page style:name="Converted11" style:page-layout-name="Mpm4">
      <style:header>
        <text:p text:style-name="MP1"><text:span text:style-name="MT1">LAB NO: 4</text:span></text:p>
      </style:header>
      <style:footer>
        <text:p text:style-name="MP2"><text:span text:style-name="apple-converted-space"><text:span text:style-name="MT2"><text:page-number text:select-page="current">8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4T14:58:58.356868022</meta:creation-date>
    <dc:date>2017-02-04T14:59:27.295584034</dc:date>
    <meta:editing-duration>PT29S</meta:editing-duration>
    <meta:editing-cycles>1</meta:editing-cycles>
    <meta:generator>LibreOffice/5.1.2.2$Linux_X86_64 LibreOffice_project/10m0$Build-2</meta:generator>
    <meta:document-statistic meta:table-count="1" meta:image-count="0" meta:object-count="0" meta:page-count="10" meta:paragraph-count="235" meta:word-count="1817" meta:character-count="10945" meta:non-whitespace-character-count="9073"/>
  </office:meta>
</office:document-meta>
</file>